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  <style:font-face style:name="Roboto" svg:font-family="Roboto"/>
    <style:font-face style:name="&quot;Google Sans&quot;" svg:font-family="&quot;&quot;Google Sans&quot;&quot;"/>
    <style:font-face style:name="&quot;Times New Roman&quot;" svg:font-family="&quot;&quot;Times New Roman&quot;&quot;"/>
    <style:font-face style:name="Aptos" svg:font-family="Apto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fo:border="thin solid #000000" style:vertical-align="top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A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top" fo:background-color="#F9FBFD"/>
      <style:text-properties style:font-name="Roboto" style:font-name-asian="Roboto" style:font-name-complex="Roboto"/>
    </style:style>
    <style:style style:name="ce8" style:family="table-cell" style:parent-style-name="Default" style:data-style-name="N0">
      <style:table-cell-properties fo:border-top="thin solid #E1E3E1" fo:border-bottom="none" fo:border-left="none" fo:border-right="thin solid #E1E3E1" style:vertical-align="automatic" fo:background-color="#F9FBFD"/>
      <style:text-properties fo:color="#444746" style:font-name="&quot;Google Sans&quot;" style:font-name-asian="&quot;Google Sans&quot;" style:font-name-complex="&quot;Google Sans&quot;"/>
    </style:style>
    <style:style style:name="ce9" style:family="table-cell" style:parent-style-name="Default" style:data-style-name="N0">
      <style:table-cell-properties fo:border-top="thin solid #E1E3E1" fo:border-bottom="none" fo:border-left="none" fo:border-right="none" style:vertical-align="top" fo:background-color="#F9FBFD"/>
      <style:text-properties style:font-name="Roboto" style:font-name-asian="Roboto" style:font-name-complex="Roboto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1155CC" style:font-name="&quot;Times New Roman&quot;" style:font-name-asian="&quot;Times New Roman&quot;" style:font-name-complex="&quot;Times New Roman&quot;" fo:font-size="12pt" style:font-size-asian="12pt" style:font-size-complex="12pt" style:text-underline-style="solid" style:text-underline-type="single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fo:color="#1F2328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thin solid #000000" fo:border-bottom="none" fo:border-left="none" fo:border-right="none" style:vertical-align="top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fo:color="#00000A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style:vertical-align="top" fo:wrap-option="wrap" fo:background-color="#FFFFFF"/>
      <style:text-properties style:font-name="Roboto" style:font-name-asian="Roboto" style:font-name-complex="Roboto" style:text-underline-style="solid" style:text-underline-type="single"/>
    </style:style>
    <style:style style:name="ce17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style:vertical-align="top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A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A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style:vertical-align="top" fo:wrap-option="wrap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style:vertical-align="top" fo:background-color="#FFFFFF"/>
      <style:text-properties style:font-name="Roboto" style:font-name-asian="Roboto" style:font-name-complex="Roboto"/>
    </style:style>
    <style:style style:name="ce2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A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25" style:family="table-cell" style:parent-style-name="Default" style:data-style-name="N0">
      <style:table-cell-properties style:vertical-align="automatic" fo:wrap-option="wrap" fo:background-color="transparent"/>
      <style:text-properties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27" style:family="table-cell" style:parent-style-name="Default" style:data-style-name="N0">
      <style:text-properties style:font-name="Aptos" style:font-name-asian="Aptos" style:font-name-complex="Aptos"/>
    </style:style>
    <style:style style:name="ce28" style:family="table-cell" style:parent-style-name="Link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563C1" style:font-name="Aptos" style:font-name-asian="Aptos" style:font-name-complex="Aptos" style:text-underline-style="solid" style:text-underline-type="single"/>
    </style:style>
    <style:style style:name="ce29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wrap-option="wrap"/>
      <style:text-properties style:font-name="Aptos" style:font-name-asian="Aptos" style:font-name-complex="Aptos"/>
    </style:style>
    <style:style style:name="ce31" style:family="table-cell" style:parent-style-name="Default" style:data-style-name="N0">
      <style:table-cell-properties style:vertical-align="automatic" fo:wrap-option="wrap" fo:background-color="#FFFFFF"/>
      <style:text-properties style:font-name="Aptos" style:font-name-asian="Aptos" style:font-name-complex="Aptos"/>
    </style:style>
    <style:style style:name="ce32" style:family="table-cell" style:parent-style-name="Default" style:data-style-name="N0">
      <style:table-cell-properties style:vertical-align="automatic"/>
      <style:text-properties fo:color="#5F6368" style:font-name="Aptos" style:font-name-asian="Aptos" style:font-name-complex="Aptos"/>
    </style:style>
    <style:style style:name="ce33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fo:wrap-option="wrap" fo:background-color="#999999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Aptos" style:font-name-asian="Aptos" style:font-name-complex="Aptos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none" fo:border-left="thin solid #000000" fo:border-right="none" fo:background-color="#FFFFFF"/>
      <style:text-properties style:font-name="Aptos" style:font-name-asian="Aptos" style:font-name-complex="Aptos"/>
    </style:style>
    <style:style style:name="ce37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top" fo:wrap-option="wrap" fo:background-color="#EFEFEF" style:repeat-content="false"/>
      <style:paragraph-properties fo:text-align="start" fo:margin-left="0cm"/>
      <style:text-properties fo:color="#00000A"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size="12pt" style:font-size-asian="12pt" style:font-size-complex="12pt"/>
    </style:style>
    <style:style style:name="ce42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/>
    </style:style>
    <style:style style:name="ce43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9D9D9"/>
      <style:text-properties style:font-name="Aptos" style:font-name-asian="Aptos" style:font-name-complex="Aptos" fo:font-size="12pt" style:font-size-asian="12pt" style:font-size-complex="12pt"/>
    </style:style>
    <style:style style:name="ce45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  <style:text-properties fo:color="#00000A" style:font-name="Aptos" style:font-name-asian="Aptos" style:font-name-complex="Aptos" fo:font-size="12pt" style:font-size-asian="12pt" style:font-size-complex="12pt"/>
    </style:style>
    <style:style style:name="ce46" style:family="table-cell" style:parent-style-name="Default" style:data-style-name="N0">
      <style:table-cell-properties fo:border="thin solid #000000" style:vertical-align="automatic" fo:wrap-option="wrap" fo:background-color="#D9D9D9" style:repeat-content="false"/>
      <style:paragraph-properties fo:text-align="start" fo:margin-left="0cm"/>
      <style:text-properties fo:color="#00000A" style:font-name="Aptos" style:font-name-asian="Aptos" style:font-name-complex="Aptos"/>
    </style:style>
    <style:style style:name="ce47" style:family="table-cell" style:parent-style-name="Default" style:data-style-name="N0">
      <style:table-cell-properties fo:border="thin solid #000000" style:vertical-align="automatic" fo:wrap-option="wrap" fo:background-color="#D9D9D9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EFEFEF"/>
      <style:text-properties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size="12pt" style:font-size-asian="12pt" style:font-size-complex="12pt"/>
    </style:style>
    <style:style style:name="ce50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/>
      <style:text-properties style:font-name="Aptos" style:font-name-asian="Aptos" style:font-name-complex="Aptos"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EFEFEF" style:repeat-content="false"/>
      <style:paragraph-properties fo:text-align="start" fo:margin-left="0cm"/>
      <style:text-properties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  <style:text-properties fo:color="#00000A" style:font-name="Aptos" style:font-name-asian="Aptos" style:font-name-complex="Aptos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start" fo:margin-left="0cm"/>
      <style:text-properties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size="12pt" style:font-size-asian="12pt" style:font-size-complex="12pt"/>
    </style:style>
    <style:style style:name="ce56" style:family="table-cell" style:parent-style-name="Default" style:data-style-name="N0">
      <style:table-cell-properties fo:border="thin solid #000000"/>
      <style:text-properties style:font-name="Aptos" style:font-name-asian="Aptos" style:font-name-complex="Aptos"/>
    </style:style>
    <style:style style:name="ce57" style:family="table-cell" style:parent-style-name="Default" style:data-style-name="N0">
      <style:table-cell-properties fo:border="thin solid #000000" style:vertical-align="top"/>
      <style:text-properties style:font-name="Aptos" style:font-name-asian="Aptos" style:font-name-complex="Aptos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EFEFEF" style:repeat-content="false"/>
      <style:paragraph-properties fo:text-align="start" fo:margin-left="0cm"/>
      <style:text-properties fo:color="#00000A"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59" style:family="table-cell" style:parent-style-name="Default" style:data-style-name="N0">
      <style:table-cell-properties fo:border="thin solid #000000" style:vertical-align="automatic" fo:wrap-option="wrap"/>
      <style:text-properties style:font-name="Aptos" style:font-name-asian="Aptos" style:font-name-complex="Aptos"/>
    </style:style>
    <style:style style:name="ce6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EFEFEF"/>
      <style:text-properties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61" style:family="table-cell" style:parent-style-name="Default" style:data-style-name="N0">
      <style:table-cell-properties style:vertical-align="automatic" fo:background-color="#FFFFFF"/>
      <style:text-properties style:font-name="Aptos" style:font-name-asian="Aptos" style:font-name-complex="Aptos" fo:font-weight="bold" style:font-weight-asian="bold" style:font-weight-complex="bold"/>
    </style:style>
    <style:style style:name="ce62" style:family="table-cell" style:parent-style-name="Default" style:data-style-name="N0">
      <style:table-cell-properties fo:border="thin solid #000000" style:vertical-align="automatic" fo:background-color="#FFFFFF"/>
      <style:text-properties style:font-name="Aptos" style:font-name-asian="Aptos" style:font-name-complex="Aptos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 style:repeat-content="false"/>
      <style:paragraph-properties fo:text-align="start" fo:margin-left="0cm"/>
      <style:text-properties style:font-name="Aptos" style:font-name-asian="Aptos" style:font-name-complex="Aptos" fo:font-size="12pt" style:font-size-asian="12pt" style:font-size-complex="12pt"/>
    </style:style>
    <style:style style:name="ce64" style:family="table-cell" style:parent-style-name="Default" style:data-style-name="N0">
      <style:table-cell-properties style:vertical-align="automatic" fo:background-color="#FFFFFF"/>
      <style:text-properties style:font-name="Aptos" style:font-name-asian="Aptos" style:font-name-complex="Aptos"/>
    </style:style>
    <style:style style:name="ce65" style:family="table-cell" style:parent-style-name="Default" style:data-style-name="N0">
      <style:table-cell-properties fo:border-top="none" fo:border-bottom="none" fo:border-left="none" fo:border-right="thin solid #000000" style:vertical-align="top" fo:wrap-option="wrap"/>
      <style:text-properties style:font-name="Aptos" style:font-name-asian="Aptos" style:font-name-complex="Aptos" fo:font-size="12pt" style:font-size-asian="12pt" style:font-size-complex="12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  <style:text-properties style:font-name="Aptos" style:font-name-asian="Aptos" style:font-name-complex="Aptos" fo:font-size="12pt" style:font-size-asian="12pt" style:font-size-complex="12pt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EFEFEF" style:repeat-content="false"/>
      <style:paragraph-properties fo:text-align="start" fo:margin-left="0cm"/>
      <style:text-properties fo:color="#00000A"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68" style:family="table-cell" style:parent-style-name="Default" style:data-style-name="N0">
      <style:table-cell-properties fo:border="thin solid #000000" style:vertical-align="top" fo:wrap-option="wrap"/>
      <style:text-properties style:font-name="Aptos" style:font-name-asian="Aptos" style:font-name-complex="Aptos"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EFEFEF" style:repeat-content="false"/>
      <style:paragraph-properties fo:text-align="start" fo:margin-left="0cm"/>
      <style:text-properties fo:color="#00000A"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EFEFEF"/>
      <style:text-properties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72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Aptos" style:font-name-asian="Aptos" style:font-name-complex="Aptos" fo:font-size="12pt" style:font-size-asian="12pt" style:font-size-complex="12pt"/>
    </style:style>
    <style:style style:name="ce73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  <style:text-properties style:font-name="Aptos" style:font-name-asian="Aptos" style:font-name-complex="Aptos" fo:font-size="12pt" style:font-size-asian="12pt" style:font-size-complex="12pt"/>
    </style:style>
    <style:style style:name="ce74" style:family="table-cell" style:parent-style-name="Default" style:data-style-name="N0">
      <style:table-cell-properties fo:border="thin solid #000000" style:vertical-align="top" fo:wrap-option="wrap" fo:background-color="#FFFFFF"/>
      <style:text-properties fo:color="#3C4043" style:font-name="Aptos" style:font-name-asian="Aptos" style:font-name-complex="Aptos" fo:font-size="12pt" style:font-size-asian="12pt" style:font-size-complex="12pt"/>
    </style:style>
    <style:style style:name="ce75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/>
      <style:text-properties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CCCCCC" style:repeat-content="false"/>
      <style:paragraph-properties fo:text-align="start" fo:margin-left="0cm"/>
      <style:text-properties fo:color="#00000A"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77" style:family="table-cell" style:parent-style-name="Default" style:data-style-name="N0">
      <style:table-cell-properties fo:border="thin solid #000000" style:vertical-align="top" fo:wrap-option="wrap" fo:background-color="#CCCCCC" style:repeat-content="false"/>
      <style:paragraph-properties fo:text-align="start" fo:margin-left="0cm"/>
      <style:text-properties style:font-name="Aptos" style:font-name-asian="Aptos" style:font-name-complex="Aptos" fo:font-size="12pt" style:font-size-asian="12pt" style:font-size-complex="12pt"/>
    </style:style>
    <style:style style:name="ce78" style:family="table-cell" style:parent-style-name="Default" style:data-style-name="N0">
      <style:table-cell-properties fo:border="thin solid #000000" style:vertical-align="automatic" fo:wrap-option="wrap" fo:background-color="#CCCCCC" style:repeat-content="false"/>
      <style:paragraph-properties fo:text-align="start" fo:margin-left="0cm"/>
      <style:text-properties fo:color="#00000A" style:font-name="Aptos" style:font-name-asian="Aptos" style:font-name-complex="Aptos"/>
    </style:style>
    <style:style style:name="ce79" style:family="table-cell" style:parent-style-name="Default" style:data-style-name="N0">
      <style:table-cell-properties fo:border="thin solid #000000" style:vertical-align="automatic" fo:wrap-option="wrap" fo:background-color="#CCCCCC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8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ptos" style:font-name-asian="Aptos" style:font-name-complex="Aptos" fo:font-size="12pt" style:font-size-asian="12pt" style:font-size-complex="12pt"/>
    </style:style>
    <style:style style:name="ce8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82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size="9pt" style:font-size-asian="9pt" style:font-size-complex="9pt"/>
    </style:style>
    <style:style style:name="ce83" style:family="table-cell" style:parent-style-name="Default" style:data-style-name="N0">
      <style:table-cell-properties fo:border="thin solid #000000" style:vertical-align="automatic" fo:wrap-option="wrap" fo:background-color="#FF0000" style:repeat-content="false"/>
      <style:paragraph-properties fo:text-align="start" fo:margin-left="0cm"/>
      <style:text-properties fo:color="#00000A" style:font-name="Aptos" style:font-name-asian="Aptos" style:font-name-complex="Aptos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85" style:family="table-cell" style:parent-style-name="Default" style:data-style-name="N0">
      <style:table-cell-properties fo:border="thin solid #000000" style:vertical-align="automatic" fo:wrap-option="wrap" fo:background-color="#EAD1DC" style:repeat-content="false"/>
      <style:paragraph-properties fo:text-align="start" fo:margin-left="0cm"/>
      <style:text-properties fo:color="#00000A" style:font-name="Aptos" style:font-name-asian="Aptos" style:font-name-complex="Aptos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CCCCCC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automatic" fo:background-color="#CCCCCC"/>
      <style:text-properties style:font-name="Aptos" style:font-name-asian="Aptos" style:font-name-complex="Aptos" fo:font-size="12pt" style:font-size-asian="12pt" style:font-size-complex="12pt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EFEFEF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90" style:family="table-cell" style:parent-style-name="Default" style:data-style-name="N0">
      <style:table-cell-properties style:vertical-align="automatic" fo:wrap-option="wrap" fo:background-color="#FFFFFF"/>
      <style:text-properties style:font-name="Aptos" style:font-name-asian="Aptos" style:font-name-complex="Aptos" fo:font-size="12pt" style:font-size-asian="12pt" style:font-size-complex="12pt"/>
    </style:style>
    <style:style style:name="ce91" style:family="table-cell" style:parent-style-name="Default" style:data-style-name="N0">
      <style:table-cell-properties fo:border-top="none" fo:border-bottom="none" fo:border-left="none" fo:border-right="thin solid #000000"/>
      <style:text-properties style:font-name="Aptos" style:font-name-asian="Aptos" style:font-name-complex="Aptos"/>
    </style:style>
    <style:style style:name="ce9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/>
      <style:text-properties style:font-name="Aptos" style:font-name-asian="Aptos" style:font-name-complex="Aptos" fo:font-size="12pt" style:font-size-asian="12pt" style:font-size-complex="12pt"/>
    </style:style>
    <style:style style:name="ce93" style:family="table-cell" style:parent-style-name="Default" style:data-style-name="N0">
      <style:table-cell-properties style:vertical-align="automatic" fo:wrap-option="wrap" fo:background-color="#FFFFFF" style:repeat-content="false"/>
      <style:paragraph-properties fo:text-align="start" fo:margin-left="0cm"/>
      <style:text-properties style:font-name="Aptos" style:font-name-asian="Aptos" style:font-name-complex="Aptos" fo:font-size="12pt" style:font-size-asian="12pt" style:font-size-complex="12pt"/>
    </style:style>
    <style:style style:name="ce9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#EFEFEF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/>
      <style:text-properties fo:color="#00000A" style:font-name="Aptos" style:font-name-asian="Aptos" style:font-name-complex="Aptos" fo:font-size="12pt" style:font-size-asian="12pt" style:font-size-complex="12pt"/>
    </style:style>
    <style:style style:name="ce9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/>
    </style:style>
    <style:style style:name="ce97" style:family="table-cell" style:parent-style-name="Default" style:data-style-name="N0">
      <style:table-cell-properties style:vertical-align="automatic" fo:wrap-option="wrap" fo:background-color="#CCCCCC"/>
      <style:text-properties fo:color="#00000A" style:font-name="Aptos" style:font-name-asian="Aptos" style:font-name-complex="Aptos"/>
    </style:style>
    <style:style style:name="ce98" style:family="table-cell" style:parent-style-name="Default" style:data-style-name="N0">
      <style:table-cell-properties fo:border="thin solid #000000" style:vertical-align="automatic" fo:wrap-option="wrap" fo:background-color="#FFFFFF"/>
      <style:text-properties fo:color="#00000A" style:font-name="Aptos" style:font-name-asian="Aptos" style:font-name-complex="Aptos" fo:font-size="12pt" style:font-size-asian="12pt" style:font-size-complex="12pt"/>
    </style:style>
    <style:style style:name="ce9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size="12pt" style:font-size-asian="12pt" style:font-size-complex="12pt"/>
    </style:style>
    <style:style style:name="ce10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  <style:text-properties style:font-name="Aptos" style:font-name-asian="Aptos" style:font-name-complex="Aptos" fo:font-size="12pt" style:font-size-asian="12pt" style:font-size-complex="12pt"/>
    </style:style>
    <style:style style:name="ce10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/>
    </style:style>
    <style:style style:name="ce1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999999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10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2F4F4F" style:font-name="Aptos" style:font-name-asian="Aptos" style:font-name-complex="Aptos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style:font-name="Aptos" style:font-name-asian="Aptos" style:font-name-complex="Aptos" fo:font-size="12pt" style:font-size-asian="12pt" style:font-size-complex="12pt"/>
    </style:style>
    <style:style style:name="ce10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  <style:text-properties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108" style:family="table-cell" style:parent-style-name="Default" style:data-style-name="N0">
      <style:table-cell-properties fo:border="thin solid #000000" style:vertical-align="automatic" fo:wrap-option="wrap" fo:background-color="#FFFFFF"/>
      <style:text-properties style:font-name="Aptos" style:font-name-asian="Aptos" style:font-name-complex="Aptos"/>
    </style:style>
    <style:style style:name="ce109" style:family="table-cell" style:parent-style-name="Default" style:data-style-name="N0">
      <style:table-cell-properties fo:border-top="none" fo:border-bottom="thin solid #000000" fo:border-left="none" fo:border-right="thin solid #000000"/>
      <style:text-properties style:font-name="Aptos" style:font-name-asian="Aptos" style:font-name-complex="Aptos"/>
    </style:style>
    <style:style style:name="ce11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FEFEF"/>
      <style:text-properties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11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/>
      <style:text-properties style:font-name="Aptos" style:font-name-asian="Aptos" style:font-name-complex="Aptos" fo:font-size="12pt" style:font-size-asian="12pt" style:font-size-complex="12pt"/>
    </style:style>
    <style:style style:name="ce11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</style:style>
    <style:style style:name="ce113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  <style:text-properties style:font-name="Aptos" style:font-name-asian="Aptos" style:font-name-complex="Aptos"/>
    </style:style>
    <style:style style:name="ce11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 fo:background-color="#FFFFFF" style:repeat-content="false"/>
      <style:paragraph-properties fo:text-align="start" fo:margin-left="0cm"/>
      <style:text-properties style:font-name="Aptos" style:font-name-asian="Aptos" style:font-name-complex="Aptos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  <style:text-properties style:font-name="Aptos" style:font-name-asian="Aptos" style:font-name-complex="Aptos" fo:font-size="12pt" style:font-size-asian="12pt" style:font-size-complex="12pt"/>
    </style:style>
    <style:style style:name="ce116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style:font-name="Aptos" style:font-name-asian="Aptos" style:font-name-complex="Aptos" fo:font-size="12pt" style:font-size-asian="12pt" style:font-size-complex="12pt"/>
    </style:style>
    <style:style style:name="ce117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Aptos" style:font-name-asian="Aptos" style:font-name-complex="Aptos" fo:font-size="12pt" style:font-size-asian="12pt" style:font-size-complex="12pt"/>
    </style:style>
    <style:style style:name="ce118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Aptos" style:font-name-asian="Aptos" style:font-name-complex="Aptos"/>
    </style:style>
    <style:style style:name="ce119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#FFFFFF" style:repeat-content="false"/>
      <style:paragraph-properties fo:text-align="start" fo:margin-left="0cm"/>
      <style:text-properties style:font-name="Aptos" style:font-name-asian="Aptos" style:font-name-complex="Aptos"/>
    </style:style>
    <style:style style:name="ce120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size="12pt" style:font-size-asian="12pt" style:font-size-complex="12pt" fo:font-weight="bold" style:font-weight-asian="bold" style:font-weight-complex="bold"/>
    </style:style>
    <style:style style:name="ce121" style:family="table-cell" style:parent-style-name="Default" style:data-style-name="N0">
      <style:table-cell-properties fo:border="thin solid #000000" style:vertical-align="top" fo:wrap-option="wrap" fo:background-color="#F9CB9C"/>
      <style:text-properties style:font-name="Aptos" style:font-name-asian="Aptos" style:font-name-complex="Aptos" fo:font-weight="bold" style:font-weight-asian="bold" style:font-weight-complex="bold"/>
    </style:style>
    <style:style style:name="ce122" style:family="table-cell" style:parent-style-name="Default" style:data-style-name="N0">
      <style:table-cell-properties style:vertical-align="top" fo:wrap-option="wrap" fo:background-color="#FFFFFF"/>
      <style:text-properties style:font-name="Aptos" style:font-name-asian="Aptos" style:font-name-complex="Aptos"/>
    </style:style>
    <style:style style:name="ce123" style:family="table-cell" style:parent-style-name="Default" style:data-style-name="N0">
      <style:table-cell-properties style:vertical-align="top" fo:wrap-option="wrap"/>
      <style:text-properties style:font-name="Aptos" style:font-name-asian="Aptos" style:font-name-complex="Aptos"/>
    </style:style>
    <style:style style:name="ce124" style:family="table-cell" style:parent-style-name="Default" style:data-style-name="N0">
      <style:table-cell-properties fo:border="thin solid #000000" style:vertical-align="top" fo:wrap-option="wrap"/>
      <style:text-properties style:font-name="Aptos" style:font-name-asian="Aptos" style:font-name-complex="Aptos"/>
    </style:style>
    <style:style style:name="ce125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start" fo:margin-left="0cm"/>
      <style:text-properties style:font-name="Aptos" style:font-name-asian="Aptos" style:font-name-complex="Aptos"/>
    </style:style>
    <style:style style:name="ce126" style:family="table-cell" style:parent-style-name="Default" style:data-style-name="N0">
      <style:table-cell-properties fo:border="thin solid #000000" style:vertical-align="top" fo:wrap-option="wrap" fo:background-color="#00FF00"/>
      <style:text-properties style:font-name="Aptos" style:font-name-asian="Aptos" style:font-name-complex="Aptos"/>
    </style:style>
    <style:style style:name="ce127" style:family="table-cell" style:parent-style-name="Default" style:data-style-name="N0">
      <style:table-cell-properties fo:border="thin solid #000000" style:vertical-align="top"/>
      <style:text-properties style:font-name="Aptos" style:font-name-asian="Aptos" style:font-name-complex="Aptos"/>
    </style:style>
    <style:style style:name="ce1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FF"/>
      <style:text-properties style:font-name="Aptos" style:font-name-asian="Aptos" style:font-name-complex="Aptos"/>
    </style:style>
    <style:style style:name="ce12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Aptos" style:font-name-asian="Aptos" style:font-name-complex="Aptos"/>
    </style:style>
    <style:style style:name="ce130" style:family="table-cell" style:parent-style-name="Default" style:data-style-name="N0">
      <style:table-cell-properties fo:border="thin solid #000000" style:vertical-align="top" fo:background-color="#FFFFFF"/>
      <style:text-properties style:font-name="Aptos" style:font-name-asian="Aptos" style:font-name-complex="Aptos"/>
    </style:style>
    <style:style style:name="ce1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Aptos" style:font-name-asian="Aptos" style:font-name-complex="Aptos"/>
    </style:style>
    <style:style style:name="ce132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ptos" style:font-name-asian="Aptos" style:font-name-complex="Aptos"/>
    </style:style>
    <style:style style:name="ce1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  <style:text-properties style:font-name="Aptos" style:font-name-asian="Aptos" style:font-name-complex="Aptos"/>
    </style:style>
    <style:style style:name="ce1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00FF00"/>
      <style:text-properties style:font-name="Aptos" style:font-name-asian="Aptos" style:font-name-complex="Aptos"/>
    </style:style>
    <style:style style:name="ce13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/>
    </style:style>
    <style:style style:name="ce136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size="10pt" style:font-size-asian="10pt" style:font-size-complex="10pt"/>
    </style:style>
    <style:style style:name="ce137" style:family="table-cell" style:parent-style-name="Default" style:data-style-name="N0">
      <style:table-cell-properties style:vertical-align="top" fo:wrap-option="wrap" fo:background-color="#FFFFFF"/>
      <style:text-properties style:font-name="Aptos" style:font-name-asian="Aptos" style:font-name-complex="Aptos" fo:font-size="10pt" style:font-size-asian="10pt" style:font-size-complex="10pt"/>
    </style:style>
    <style:style style:name="ce138" style:family="table-cell" style:parent-style-name="Default" style:data-style-name="N0">
      <style:table-cell-properties style:vertical-align="top" fo:wrap-option="wrap"/>
      <style:text-properties style:font-name="Aptos" style:font-name-asian="Aptos" style:font-name-complex="Aptos" fo:font-size="10pt" style:font-size-asian="10pt" style:font-size-complex="10pt"/>
    </style:style>
    <style:style style:name="ce13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0000A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0" style:family="table-cell" style:parent-style-name="Link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Aptos" style:font-name-asian="Aptos" style:font-name-complex="Apto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ptos" style:font-name-asian="Aptos" style:font-name-complex="Apto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ptos" style:font-name-asian="Aptos" style:font-name-complex="Apto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8.78416666666667cm"/>
    </style:style>
    <style:style style:name="co2" style:family="table-column">
      <style:table-column-properties fo:break-before="auto" style:column-width="12.319cm"/>
    </style:style>
    <style:style style:name="co3" style:family="table-column">
      <style:table-column-properties fo:break-before="auto" style:column-width="2.45533333333333cm"/>
    </style:style>
    <style:style style:name="co4" style:family="table-column">
      <style:table-column-properties fo:break-before="auto" style:column-width="2.4765cm"/>
    </style:style>
    <style:style style:name="co5" style:family="table-column">
      <style:table-column-properties fo:break-before="auto" style:column-width="3.683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2.51883333333333cm"/>
    </style:style>
    <style:style style:name="co9" style:family="table-column">
      <style:table-column-properties fo:break-before="auto" style:column-width="3.00566666666667cm"/>
    </style:style>
    <style:style style:name="co10" style:family="table-column">
      <style:table-column-properties fo:break-before="auto" style:column-width="0.275166666666667cm"/>
    </style:style>
    <style:style style:name="co11" style:family="table-column">
      <style:table-column-properties fo:break-before="auto" style:column-width="1.92616666666667cm"/>
    </style:style>
    <style:style style:name="co12" style:family="table-column">
      <style:table-column-properties fo:break-before="auto" style:column-width="2.62466666666667cm"/>
    </style:style>
    <style:style style:name="co13" style:family="table-column">
      <style:table-column-properties fo:break-before="auto" style:column-width="2.37066666666667cm"/>
    </style:style>
    <style:style style:name="co14" style:family="table-column">
      <style:table-column-properties fo:break-before="auto" style:column-width="1.9685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3.45016666666667cm"/>
    </style:style>
    <style:style style:name="co17" style:family="table-column">
      <style:table-column-properties fo:break-before="auto" style:column-width="5.75733333333333cm"/>
    </style:style>
    <style:style style:name="co18" style:family="table-column">
      <style:table-column-properties fo:break-before="auto" style:column-width="8.80533333333333cm"/>
    </style:style>
    <style:style style:name="co19" style:family="table-column">
      <style:table-column-properties fo:break-before="auto" style:column-width="11.4723333333333cm"/>
    </style:style>
    <style:style style:name="co20" style:family="table-column">
      <style:table-column-properties fo:break-before="auto" style:column-width="2.64583333333333cm"/>
    </style:style>
    <style:style style:name="co21" style:family="table-column">
      <style:table-column-properties fo:break-before="auto" style:column-width="6.223cm"/>
    </style:style>
    <style:style style:name="co22" style:family="table-column">
      <style:table-column-properties fo:break-before="auto" style:column-width="1.54516666666667cm"/>
    </style:style>
    <style:style style:name="co23" style:family="table-column">
      <style:table-column-properties fo:break-before="auto" style:column-width="5.56683333333333cm"/>
    </style:style>
    <style:style style:name="co24" style:family="table-column">
      <style:table-column-properties fo:break-before="auto" style:column-width="6.35cm"/>
    </style:style>
    <style:style style:name="co25" style:family="table-column">
      <style:table-column-properties fo:break-before="auto" style:column-width="4.8895cm"/>
    </style:style>
    <style:style style:name="co26" style:family="table-column">
      <style:table-column-properties fo:break-before="auto" style:column-width="7.1755cm"/>
    </style:style>
    <style:style style:name="co27" style:family="table-column">
      <style:table-column-properties fo:break-before="auto" style:column-width="6.43466666666667cm"/>
    </style:style>
    <style:style style:name="co28" style:family="table-column">
      <style:table-column-properties fo:break-before="auto" style:column-width="3.429cm"/>
    </style:style>
    <style:style style:name="co29" style:family="table-column">
      <style:table-column-properties fo:break-before="auto" style:column-width="7.493cm"/>
    </style:style>
    <style:style style:name="ro1" style:family="table-row">
      <style:table-row-properties style:row-height="51.6pt" style:use-optimal-row-height="false" fo:break-before="auto"/>
    </style:style>
    <style:style style:name="ro2" style:family="table-row">
      <style:table-row-properties style:row-height="28.8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45.6pt" style:use-optimal-row-height="false" fo:break-before="auto"/>
    </style:style>
    <style:style style:name="ro6" style:family="table-row">
      <style:table-row-properties style:row-height="15.6pt" style:use-optimal-row-height="true" fo:break-before="auto"/>
    </style:style>
    <style:style style:name="ro7" style:family="table-row">
      <style:table-row-properties style:row-height="31.2pt" style:use-optimal-row-height="true" fo:break-before="auto"/>
    </style:style>
    <style:style style:name="ro8" style:family="table-row">
      <style:table-row-properties style:row-height="62.4pt" style:use-optimal-row-height="true" fo:break-before="auto"/>
    </style:style>
    <style:style style:name="ro9" style:family="table-row">
      <style:table-row-properties style:row-height="46.8pt" style:use-optimal-row-height="true" fo:break-before="auto"/>
    </style:style>
    <style:style style:name="ro10" style:family="table-row">
      <style:table-row-properties style:row-height="93.6pt" style:use-optimal-row-height="true" fo:break-before="auto"/>
    </style:style>
    <style:style style:name="ro11" style:family="table-row">
      <style:table-row-properties style:row-height="124.8pt" style:use-optimal-row-height="true" fo:break-before="auto"/>
    </style:style>
    <style:style style:name="ro12" style:family="table-row">
      <style:table-row-properties style:row-height="48pt" style:use-optimal-row-height="true" fo:break-before="auto"/>
    </style:style>
    <style:style style:name="ro13" style:family="table-row">
      <style:table-row-properties style:row-height="78pt" style:use-optimal-row-height="true" fo:break-before="auto"/>
    </style:style>
    <style:style style:name="ro14" style:family="table-row">
      <style:table-row-properties style:row-height="165.6pt" style:use-optimal-row-height="true" fo:break-before="auto"/>
    </style:style>
    <style:style style:name="ro15" style:family="table-row">
      <style:table-row-properties style:row-height="41.4pt" style:use-optimal-row-height="true" fo:break-before="auto"/>
    </style:style>
    <style:style style:name="ro16" style:family="table-row">
      <style:table-row-properties style:row-height="15.75pt" style:use-optimal-row-height="false" fo:break-before="auto"/>
    </style:style>
    <style:style style:name="ro17" style:family="table-row">
      <style:table-row-properties style:row-height="43.2pt" style:use-optimal-row-height="true" fo:break-before="auto"/>
    </style:style>
    <style:style style:name="ro18" style:family="table-row">
      <style:table-row-properties style:row-height="57.6pt" style:use-optimal-row-height="true" fo:break-before="auto"/>
    </style:style>
    <style:style style:name="ro19" style:family="table-row">
      <style:table-row-properties style:row-height="72pt" style:use-optimal-row-height="true" fo:break-before="auto"/>
    </style:style>
    <style:style style:name="ro20" style:family="table-row">
      <style:table-row-properties style:row-height="230.4pt" style:use-optimal-row-height="true" fo:break-before="auto"/>
    </style:style>
    <style:style style:name="ro21" style:family="table-row">
      <style:table-row-properties style:row-height="129.6pt" style:use-optimal-row-height="true" fo:break-before="auto"/>
    </style:style>
    <style:style style:name="ro22" style:family="table-row">
      <style:table-row-properties style:row-height="100.8pt" style:use-optimal-row-height="true" fo:break-before="auto"/>
    </style:style>
    <style:style style:name="ro23" style:family="table-row">
      <style:table-row-properties style:row-height="115.2pt" style:use-optimal-row-height="true" fo:break-before="auto"/>
    </style:style>
    <style:style style:name="ro24" style:family="table-row">
      <style:table-row-properties style:row-height="144pt" style:use-optimal-row-height="true" fo:break-before="auto"/>
    </style:style>
    <style:style style:name="ro25" style:family="table-row">
      <style:table-row-properties style:row-height="27.6pt" style:use-optimal-row-height="true" fo:break-before="auto"/>
    </style:style>
    <style:style style:name="ro26" style:family="table-row">
      <style:table-row-properties style:row-height="409.6pt" style:use-optimal-row-height="true" fo:break-before="auto"/>
    </style:style>
    <style:style style:name="ro27" style:family="table-row">
      <style:table-row-properties style:row-height="343.2pt" style:use-optimal-row-height="true" fo:break-before="auto"/>
    </style:style>
    <style:style style:name="ro28" style:family="table-row">
      <style:table-row-properties style:row-height="156pt" style:use-optimal-row-height="true" fo:break-before="auto"/>
    </style:style>
    <style:style style:name="ro29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41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/>
      <style:map style:condition="of:cell-content()=&quot;Passed&quot;" style:apply-style-name="cf1"/>
    </style:style>
    <style:style style:name="ce142" style:family="table-cell" style:parent-style-name="Default" style:data-style-name="N0">
      <style:table-cell-properties fo:border="thin solid #000000" style:vertical-align="automatic" fo:wrap-option="wrap" fo:background-color="#D9D9D9" style:repeat-content="false"/>
      <style:paragraph-properties fo:text-align="start" fo:margin-left="0cm"/>
      <style:text-properties fo:color="#00000A" style:font-name="Aptos" style:font-name-asian="Aptos" style:font-name-complex="Aptos"/>
      <style:map style:condition="of:cell-content()=&quot;Passed&quot;" style:apply-style-name="cf1"/>
    </style:style>
    <style:style style:name="ce143" style:family="table-cell" style:parent-style-name="Default" style:data-style-name="N0">
      <style:table-cell-properties fo:border="thin solid #000000" style:vertical-align="automatic" fo:wrap-option="wrap" fo:background-color="#CCCCCC" style:repeat-content="false"/>
      <style:paragraph-properties fo:text-align="start" fo:margin-left="0cm"/>
      <style:text-properties fo:color="#00000A" style:font-name="Aptos" style:font-name-asian="Aptos" style:font-name-complex="Aptos"/>
      <style:map style:condition="of:cell-content()=&quot;Passed&quot;" style:apply-style-name="cf1"/>
    </style:style>
    <style:style style:name="ce144" style:family="table-cell" style:parent-style-name="Default" style:data-style-name="N0">
      <style:table-cell-properties fo:border="thin solid #000000" style:vertical-align="automatic" fo:wrap-option="wrap" fo:background-color="#FF0000" style:repeat-content="false"/>
      <style:paragraph-properties fo:text-align="start" fo:margin-left="0cm"/>
      <style:text-properties fo:color="#00000A" style:font-name="Aptos" style:font-name-asian="Aptos" style:font-name-complex="Aptos"/>
      <style:map style:condition="of:cell-content()=&quot;Passed&quot;" style:apply-style-name="cf1"/>
    </style:style>
    <style:style style:name="ce145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/>
      <style:map style:condition="of:cell-content()=&quot;Passed&quot;" style:apply-style-name="cf1"/>
    </style:style>
    <style:style style:name="ce14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/>
      <style:text-properties style:font-name="Aptos" style:font-name-asian="Aptos" style:font-name-complex="Aptos" fo:font-size="12pt" style:font-size-asian="12pt" style:font-size-complex="12pt"/>
      <style:map style:condition="of:cell-content()=&quot;Passed&quot;" style:apply-style-name="cf1"/>
    </style:style>
    <style:style style:name="ce1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/>
      <style:map style:condition="of:cell-content()=&quot;Passed&quot;" style:apply-style-name="cf1"/>
    </style:style>
    <style:style style:name="ce148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  <style:text-properties fo:color="#00000A" style:font-name="Aptos" style:font-name-asian="Aptos" style:font-name-complex="Aptos" fo:font-weight="bold" style:font-weight-asian="bold" style:font-weight-complex="bold"/>
      <style:map style:condition="of:cell-content()=&quot;Passed&quot;" style:apply-style-name="cf1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Чек-лист" table:style-name="ta1"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4" table:default-cell-style-name="ce27"/>
        <table:table-column table:style-name="co12" table:default-cell-style-name="ce27"/>
        <table:table-column table:style-name="co4" table:number-columns-repeated="1011" table:default-cell-style-name="ce27"/>
        <table:table-column table:style-name="co13" table:number-columns-repeated="15360" table:default-cell-style-name="ce27"/>
        <table:table-row table:style-name="ro1">
          <table:table-cell office:value-type="string" table:number-columns-spanned="2" table:number-rows-spanned="1" table:style-name="ce25">
            <text:p>Функциональное тестирование страницы "Личный кабинет" сайта "Ростелеком" на основе брифа от заказчика</text:p>
          </table:table-cell>
          <table:covered-table-cell/>
          <table:table-cell table:number-columns-repeated="23" table:style-name="ce26"/>
          <table:table-cell table:number-columns-repeated="16359"/>
        </table:table-row>
        <table:table-row table:style-name="ro2">
          <table:table-cell office:value-type="string" table:style-name="ce28">
            <text:p><text:a xlink:href="https://b2c.passport.rt.ru/auth/realms/b2c/protocol/openid-connect/auth?client_id=account_b2c&amp;redirect_uri=https://b2c.passport.rt.ru/account_b2c/login&amp;response_type=code&amp;scope=openid&amp;state=61a6e58b-dd54-44c0-a981-e0671b89f68d&amp;theme&amp;auth_type">https://b2c.passport.rt.ru/auth/realms/b2c/protocol/openid-connect/auth?client_id=account_b2c&amp;redirect_uri=https://b2c.passport.rt.ru/account_b2c/login&amp;response_type=code&amp;scope=openid&amp;state=61a6e58b-dd54-44c0-a981-e0671b89f68d&amp;theme&amp;auth_type</text:a></text:p>
          </table:table-cell>
          <table:table-cell table:style-name="ce29"/>
          <table:table-cell table:number-columns-repeated="23" table:style-name="ce26"/>
          <table:table-cell table:number-columns-repeated="16359" table:style-name="ce30"/>
        </table:table-row>
        <table:table-row table:style-name="ro3">
          <table:table-cell office:value-type="string" table:style-name="ce26">
            <text:p>Чек-лист №1</text:p>
          </table:table-cell>
          <table:table-cell table:number-columns-repeated="24" table:style-name="ce26"/>
          <table:table-cell table:number-columns-repeated="16359"/>
        </table:table-row>
        <table:table-row table:style-name="ro3">
          <table:table-cell office:value-type="string" table:style-name="ce26">
            <text:p>Тестировщик</text:p>
          </table:table-cell>
          <table:table-cell office:value-type="string" table:style-name="ce26">
            <text:p>Jewgeni Martaler QAP 120</text:p>
          </table:table-cell>
          <table:table-cell table:number-columns-repeated="23" table:style-name="ce26"/>
          <table:table-cell table:number-columns-repeated="16359"/>
        </table:table-row>
        <table:table-row table:style-name="ro3">
          <table:table-cell table:style-name="ce27"/>
          <table:table-cell table:style-name="ce31"/>
          <table:table-cell table:number-columns-repeated="5" table:style-name="ce26"/>
          <table:table-cell table:style-name="ce32"/>
          <table:table-cell table:number-columns-repeated="17" table:style-name="ce26"/>
          <table:table-cell table:number-columns-repeated="16359"/>
        </table:table-row>
        <table:table-row table:style-name="ro3">
          <table:table-cell table:number-columns-repeated="25" table:style-name="ce26"/>
          <table:table-cell table:number-columns-repeated="16359"/>
        </table:table-row>
        <table:table-row table:style-name="ro4">
          <table:table-cell office:value-type="string" table:style-name="ce26">
            <text:p>Окружение</text:p>
          </table:table-cell>
          <table:table-cell table:style-name="ce26"/>
          <table:table-cell office:value-type="string" table:number-columns-spanned="3" table:number-rows-spanned="1" table:style-name="ce33">
            <text:p>Microsoft Edge версия 107.0.1418.42 (64 бит) +Windows 10 про 64 бит(1920х1200)</text:p>
          </table:table-cell>
          <table:covered-table-cell table:number-columns-repeated="2"/>
          <table:table-cell table:style-name="ce34"/>
          <table:table-cell office:value-type="string" table:number-columns-spanned="3" table:number-rows-spanned="1" table:style-name="ce35">
            <text:p>Google Chrome (Версия <text:s/>113.0.5672.127 (64 бит)) + Windows 10 про 64 бит (1920х1080)</text:p>
          </table:table-cell>
          <table:covered-table-cell table:number-columns-repeated="2"/>
          <table:table-cell table:style-name="ce34"/>
          <table:table-cell table:number-columns-spanned="3" table:number-rows-spanned="1" table:style-name="ce36"/>
          <table:covered-table-cell table:number-columns-repeated="2"/>
          <table:table-cell table:number-columns-repeated="12" table:style-name="ce26"/>
          <table:table-cell table:number-columns-repeated="16359"/>
        </table:table-row>
        <table:table-row table:style-name="ro5">
          <table:table-cell office:value-type="string" table:style-name="ce37">
            <text:p>Элемент</text:p>
          </table:table-cell>
          <table:table-cell office:value-type="string" table:style-name="ce37">
            <text:p>Проверка</text:p>
          </table:table-cell>
          <table:table-cell office:value-type="string" table:style-name="ce120">
            <text:p>Результат</text:p>
          </table:table-cell>
          <table:table-cell office:value-type="string" table:style-name="ce120">
            <text:p>Номер баг-репорта</text:p>
          </table:table-cell>
          <table:table-cell office:value-type="string" table:style-name="ce120">
            <text:p>Комментарии</text:p>
          </table:table-cell>
          <table:table-cell table:style-name="ce34"/>
          <table:table-cell office:value-type="string" table:style-name="ce120">
            <text:p>Результат</text:p>
          </table:table-cell>
          <table:table-cell office:value-type="string" table:style-name="ce120">
            <text:p>Номер баг-репорта</text:p>
          </table:table-cell>
          <table:table-cell office:value-type="string" table:style-name="ce120">
            <text:p>Комментарии</text:p>
          </table:table-cell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office:value-type="string" table:style-name="ce40">
            <text:p>Страница "Личный кабинет"</text:p>
          </table:table-cell>
          <table:table-cell office:value-type="string" table:style-name="ce41">
            <text:p>При загрузке страницы нет ошибок, код ответа 200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44"/>
          <table:table-cell table:style-name="ce45"/>
          <table:table-cell table:style-name="ce142"/>
          <table:table-cell table:number-columns-repeated="2" table:style-name="ce47"/>
          <table:table-cell table:style-name="ce34"/>
          <table:table-cell table:style-name="ce142"/>
          <table:table-cell table:number-columns-repeated="2" table:style-name="ce47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office:value-type="string" table:style-name="ce48">
            <text:p>Страница "Регистрация"</text:p>
          </table:table-cell>
          <table:table-cell office:value-type="string" table:style-name="ce49">
            <text:p>При нажатии на ссылку "зарегистрироваться" открывается страница регистрации, код ответа 200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49">
            <text:p>Форма регистрации вертикально разделена на две части: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8">
          <table:table-cell table:style-name="ce50"/>
          <table:table-cell office:value-type="string" table:style-name="ce49">
            <text:p>Правая часть содержит обязательные поля для ввода: Имя, Фамилия, Выбор региона, email или номер мобильного телефона, пароль. Кнопка "Продолжить". Ссылки на политику конфиденциальности и пользовательское соглашение.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50"/>
          <table:table-cell office:value-type="string" table:style-name="ce51">
            <text:p>Левая часть содержит логотип и продуктовый слоган кабинета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52">
            <text:p>Проверка поля для ввода имени:</text:p>
          </table:table-cell>
          <table:table-cell office:value-type="string" table:style-name="ce141">
            <text:p>Passed</text:p>
          </table:table-cell>
          <table:table-cell table:style-name="ce38"/>
          <table:table-cell table:style-name="ce53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54">
            <text:p>-<text:s/><text:span text:style-name="T5">поле для ввода принимает буквы кириллицы</text:span>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50"/>
          <table:table-cell office:value-type="string" table:style-name="ce51">
            <text:p>- поле для ввода не принимает пустое значение, выводится подсказка "поле ввода должно содержать минимум 2 символа состоящих из букв кириллицы или знака тире (-)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8">
          <table:table-cell table:style-name="ce50"/>
          <table:table-cell office:value-type="string" table:style-name="ce51">
            <text:p>- поле для ввода не принимает буквы латинского алфавита, <text:s/>выводится подсказка "поле ввода должно содержать минимум 2 символа состоящих из букв кириллицы или знака тире (-)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51">
            <text:p>- поле для ввода принимает знак "-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8">
          <table:table-cell table:style-name="ce50"/>
          <table:table-cell office:value-type="string" table:style-name="ce51">
            <text:p>- поле для ввода не принимает числа, в том числе 0, <text:s/>выводится подсказка "поле ввода должно содержать минимум 2 символа состоящих из букв кириллицы или знака тире (-)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52">
            <text:p>Проверка поля для ввода фамилии: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54">
            <text:p>-<text:s/><text:span text:style-name="T5">поле для ввода принимает буквы кириллицы</text:span>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50"/>
          <table:table-cell office:value-type="string" table:style-name="ce51">
            <text:p>- поле для ввода не принимает пустое значение, выводится подсказка "поле ввода должно содержать минимум 2 символа состоящих из букв кириллицы или знака тире (-)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8">
          <table:table-cell table:style-name="ce50"/>
          <table:table-cell office:value-type="string" table:style-name="ce51">
            <text:p>- поле для ввода не принимает буквы латинского алфавита, <text:s/>выводится подсказка "поле ввода должно содержать минимум 2 символа состоящих из букв кириллицы или знака тире (-)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5"/>
          <table:table-cell office:value-type="string" table:style-name="ce51">
            <text:p>- поле для ввода принимает знак "-"</text:p>
          </table:table-cell>
          <table:table-cell office:value-type="string" table:style-name="ce141">
            <text:p>Passed</text:p>
          </table:table-cell>
          <table:table-cell table:style-name="ce56"/>
          <table:table-cell table:style-name="ce42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8">
          <table:table-cell table:style-name="ce55"/>
          <table:table-cell office:value-type="string" table:style-name="ce51">
            <text:p>- поле для ввода не принимает числа, в том числе 0, <text:s/>выводится подсказка "поле ввода должно содержать минимум 2 символа состоящих из букв кириллицы или знака тире (-)"</text:p>
          </table:table-cell>
          <table:table-cell office:value-type="string" table:style-name="ce141">
            <text:p>Passed</text:p>
          </table:table-cell>
          <table:table-cell table:style-name="ce57"/>
          <table:table-cell table:style-name="ce42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58">
            <text:p>Проверка выпадающего списка "регион":</text:p>
          </table:table-cell>
          <table:table-cell office:value-type="string" table:style-name="ce141">
            <text:p>Passed</text:p>
          </table:table-cell>
          <table:table-cell table:style-name="ce38"/>
          <table:table-cell table:style-name="ce141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51">
            <text:p>- По умолчанию указан регион г. Москва</text:p>
          </table:table-cell>
          <table:table-cell office:value-type="string" table:style-name="ce141">
            <text:p>Passed</text:p>
          </table:table-cell>
          <table:table-cell table:style-name="ce38"/>
          <table:table-cell table:style-name="ce59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50"/>
          <table:table-cell office:value-type="string" table:style-name="ce49">
            <text:p>- При нажатии на выпадающий список он открывается, прокручивается, можно выбрать регион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60">
            <text:p>Проверка поля для ввода email или мобильный телефон:</text:p>
          </table:table-cell>
          <table:table-cell office:value-type="string" table:style-name="ce141">
            <text:p>Passed</text:p>
          </table:table-cell>
          <table:table-cell table:style-name="ce61"/>
          <table:table-cell table:style-name="ce42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50"/>
          <table:table-cell office:value-type="string" table:style-name="ce49">
            <text:p>- поле для ввода не принимает пустое значение, выводится подсказка "Введите телефон в формате +7ХХХХХХХХХХ или +375XXXXXXXXX, или email в формате example@email.ru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49">
            <text:p>- поле для ввода принимает email в формате mail@email.ru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50"/>
          <table:table-cell office:value-type="string" table:style-name="ce49">
            <text:p>- поле для ввода принимает номер мобильного телефона в формате +7ХХХХХХХХХХ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50"/>
          <table:table-cell office:value-type="string" table:style-name="ce49">
            <text:p>- поле для ввода принимает номер мобильного телефона в формате 8ХХХХХХХХХХ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50"/>
          <table:table-cell office:value-type="string" table:style-name="ce49">
            <text:p>- поле для ввода не принимает невалидные, выводится подсказка "Введите телефон в формате +7ХХХХХХХХХХ или +375XXXXXXXXX, или email в формате example@email.ru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52">
            <text:p>Проверка поля для ввода пароля:</text:p>
          </table:table-cell>
          <table:table-cell office:value-type="string" table:style-name="ce141">
            <text:p>Passed</text:p>
          </table:table-cell>
          <table:table-cell table:style-name="ce62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63">
            <text:p>- поле для ввода не принимает пустое значение</text:p>
          </table:table-cell>
          <table:table-cell office:value-type="string" table:style-name="ce141">
            <text:p>Passed</text:p>
          </table:table-cell>
          <table:table-cell table:style-name="ce61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50"/>
          <table:table-cell office:value-type="string" table:style-name="ce63">
            <text:p>- поле для ввода принимает не менее 8 символов, буквы только латинского алфавита, среди которых содержится хотя бы одна заглавная буква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50"/>
          <table:table-cell office:value-type="string" table:style-name="ce63">
            <text:p>- при вводе менее 8 символов под полем "новый пароль" подсказка "Длина пароля должна быть не менее 8 символов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50"/>
          <table:table-cell office:value-type="string" table:style-name="ce63">
            <text:p>- при отсутствии в пароле заглавных букв под полем "новый пароль" подсказка "Пароль должен содержать хотя бы одну заглавную букву"</text:p>
          </table:table-cell>
          <table:table-cell office:value-type="string" table:style-name="ce141">
            <text:p>Passed</text:p>
          </table:table-cell>
          <table:table-cell table:style-name="ce61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50"/>
          <table:table-cell office:value-type="string" table:style-name="ce63">
            <text:p>- при вводе кириллицы под полем "новый пароль" подсказка "Пароль должен содержать только латинские буквы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50"/>
          <table:table-cell office:value-type="string" table:style-name="ce63">
            <text:p>- при вводе несовпадающих паролей, под полем "подтверждение пароля" подсказка "Пароли не совпадают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43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58">
            <text:p>Кнопка "Зарегистрироваться"</text:p>
          </table:table-cell>
          <table:table-cell office:value-type="string" table:style-name="ce141">
            <text:p>Passed</text:p>
          </table:table-cell>
          <table:table-cell table:style-name="ce64"/>
          <table:table-cell table:style-name="ce42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8">
          <table:table-cell table:style-name="ce50"/>
          <table:table-cell office:value-type="string" table:style-name="ce49">
            <text:p>- при заполненной полностью корректно (валидно) форме регистрации, при нажатии на кнопку, осуществляется отправка системой отправляет кода подтверждения на email или телефон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8">
          <table:table-cell table:style-name="ce50"/>
          <table:table-cell office:value-type="string" table:style-name="ce49">
            <text:p>- при нарушении требований к заполнению полей, при нажатии на кнопку, система проверяет все обязательные к заполнению поля, валидацию телефона\email и отображает ошибку если какое-то поле не соответствует требованиям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65"/>
          <table:table-cell office:value-type="string" table:style-name="ce49">
            <text:p>- при повторной регистрации на уже зарегистрированный email, открывается оповещающая форма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50"/>
          <table:table-cell office:value-type="string" table:style-name="ce66">
            <text:p>- при повторной регистрации на уже зарегистрированный номер телефона, открывается оповещающая форма</text:p>
          </table:table-cell>
          <table:table-cell office:value-type="string" table:style-name="ce141">
            <text:p>Passed</text:p>
          </table:table-cell>
          <table:table-cell table:style-name="ce61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office:value-type="string" table:style-name="ce67">
            <text:p>Оповещающая форма при повторной регистрации на email</text:p>
          </table:table-cell>
          <table:table-cell office:value-type="string" table:style-name="ce68">
            <text:p>Кнопка "Войти" - редирект на форму авторизации.</text:p>
          </table:table-cell>
          <table:table-cell office:value-type="string" table:style-name="ce141">
            <text:p>Passed</text:p>
          </table:table-cell>
          <table:table-cell table:style-name="ce61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50"/>
          <table:table-cell office:value-type="string" table:style-name="ce66">
            <text:p>Кнопка "Восстановить пароль" - редирект на форму восстановления пароля.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43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69"/>
          <table:table-cell office:value-type="string" table:style-name="ce66">
            <text:p>Кнопка "х" - закрыть всплывающее окно оповещения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office:value-type="string" table:style-name="ce70">
            <text:p>Оповещающая форма при повторной регистрации по номеру мобильного телефона</text:p>
          </table:table-cell>
          <table:table-cell office:value-type="string" table:style-name="ce68">
            <text:p>Кнопка "Зарегистрироваться" - телефон отвязывается от существующей УЗ и привязывается к УЗ, которая создается в процессе регистрации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69"/>
          <table:table-cell office:value-type="string" table:style-name="ce66">
            <text:p>Кнопка "Отмена" - закрыть оповещающую форму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10">
          <table:table-cell office:value-type="string" table:style-name="ce71">
            <text:p>Страница ввода кода из смс или email</text:p>
          </table:table-cell>
          <table:table-cell office:value-type="string" table:style-name="ce72">
            <text:p>Страница содержит: Маскированный номер телефона, если введен номер телефона при регистрации;</text:p>
            <text:p>Маскированная почта, если введена почта при регистрации; поля для ввода кода, кнопка "получить код повторно"; кнопка "Изменить номер"; кнопка "Изменить почта";</text:p>
            <text:p/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60">
            <text:p>Проверка поля для ввода кода: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51">
            <text:p>- поле принимает на ввод валидный код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50"/>
          <table:table-cell office:value-type="string" table:style-name="ce51">
            <text:p>- поле принимает на ввод только цифры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50"/>
          <table:table-cell office:value-type="string" table:style-name="ce51">
            <text:p>- при вводе неправильного кода отображается ошибка "Неверный код. Повторите попытку"</text:p>
            <text:p/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50"/>
          <table:table-cell office:value-type="string" table:style-name="ce66">
            <text:p>- при вводе временного кода срок времени которого закончился отображается ошибка "Время жизни кода истекло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50"/>
          <table:table-cell office:value-type="string" table:style-name="ce60">
            <text:p>Проверка кнопки "Получить код повторно".<text:s/><text:span text:style-name="T5">Повторная отправка смс с новым кодом, если введен номер телефона при регистрации</text:span>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50"/>
          <table:table-cell office:value-type="string" table:style-name="ce52">
            <text:p>Проверка кнопки "Изменить номер". (<text:span text:style-name="T5">Если введен номер телефона при регистрации) Переход на форму ввода регистрационных данных</text:span>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73"/>
          <table:table-cell office:value-type="string" table:style-name="ce52">
            <text:p>Проверка кнопки "Изменить почта".<text:s/><text:span text:style-name="T5">Переход на форму ввода регистрационных данных</text:span>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11">
          <table:table-cell office:value-type="string" table:style-name="ce71">
            <text:p>Форма авторизации с настройкой (Блокировать/Отключить файлы cookie)</text:p>
          </table:table-cell>
          <table:table-cell office:value-type="string" table:style-name="ce74">
            <text:p>При переходе на страницу авторизации открывается popup состоящий из: заглавного текста “Cookie отключены»; Вспомогательной подсказки в виде «Для авторизации необходимо предоставить доступ к файлам cookie», где <text:s/>“cookie” – это кнопка открывающая popup с вспомогательным текстом объясняющий необходимость cookie и возможностью закрыть данный popup; кнопка “Повторить попытку”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75"/>
          <table:table-cell office:value-type="string" table:style-name="ce49">
            <text:p>Проверка кнопки “Повторить попытку”: при нажатии перезагружает текущую страницу.</text:p>
            <text:p/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76"/>
          <table:table-cell table:style-name="ce77"/>
          <table:table-cell table:style-name="ce143"/>
          <table:table-cell table:number-columns-repeated="2" table:style-name="ce79"/>
          <table:table-cell table:style-name="ce34"/>
          <table:table-cell table:style-name="ce143"/>
          <table:table-cell table:number-columns-repeated="2" table:style-name="ce79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office:value-type="string" table:style-name="ce67">
            <text:p>Форма "Авторизация"</text:p>
          </table:table-cell>
          <table:table-cell office:value-type="string" table:style-name="ce80">
            <text:p>Разделена вертикально на два блока: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10">
          <table:table-cell table:style-name="ce50"/>
          <table:table-cell office:value-type="string" table:style-name="ce51">
            <text:p>Левая часть содержит: меню выбора аутентификации (по номеру, по логину и паролю, по почте и паролю, по лицевому счету и паролю); форма ввода "Номер" или "Логин" или "Почта" или “Лицевой счет” (По умолчанию выбрана форма авторизации по телефону); форма ввода "Пароль".</text:p>
            <text:p/>
          </table:table-cell>
          <table:table-cell office:value-type="string" table:style-name="ce144">
            <text:p>Failed</text:p>
          </table:table-cell>
          <table:table-cell office:value-type="string" table:style-name="ce81">
            <text:p>BR-1</text:p>
          </table:table-cell>
          <table:table-cell office:value-type="string" table:style-name="ce82">
            <text:p>На основании данных брифа "Стандартная авторизация по логину и паролю: пункт 2.</text:p>
          </table:table-cell>
          <table:table-cell table:style-name="ce34"/>
          <table:table-cell office:value-type="string" table:style-name="ce144">
            <text:p>Fail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12">
          <table:table-cell table:style-name="ce50"/>
          <table:table-cell office:value-type="string" table:style-name="ce51">
            <text:p>Правая часть содержит: продуктовый слоган ЛК "Ростелеком ID", вспомогательная информация для клиента.</text:p>
          </table:table-cell>
          <table:table-cell office:value-type="string" table:style-name="ce144">
            <text:p>Failed</text:p>
          </table:table-cell>
          <table:table-cell office:value-type="string" table:style-name="ce38">
            <text:p>BR-2</text:p>
          </table:table-cell>
          <table:table-cell office:value-type="string" table:style-name="ce82">
            <text:p>На основании данных брифа "Стандартная авторизация по логину и паролю: пункт 3.</text:p>
          </table:table-cell>
          <table:table-cell table:style-name="ce34"/>
          <table:table-cell office:value-type="string" table:style-name="ce144">
            <text:p>Fail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84"/>
          <table:table-cell office:value-type="string" table:style-name="ce51">
            <text:p>- При вводе номера телефона/почты/логина/лицевого счета - таб выбора аутентификации меняется автоматически.</text:p>
            <text:p/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13">
          <table:table-cell table:style-name="ce84"/>
          <table:table-cell office:value-type="string" table:style-name="ce51">
            <text:p>- при вводе корректной связки номера телефона и пароля происходит перенаправление клиента на страницу redirect_uri</text:p>
            <text:p/>
            <text:p/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14">
          <table:table-cell table:style-name="ce84"/>
          <table:table-cell office:value-type="string" table:style-name="ce51">
            <text:p>- при вводе некорректного номера телефона и пароля, клиенту отображается ошибка "Неверный логин или пароль" и элемент "Забыл пароль" перекрашивается в оранжевый цвет.</text:p>
            <text:p/>
          </table:table-cell>
          <table:table-cell office:value-type="string" table:style-name="ce141">
            <text:p>Passed</text:p>
          </table:table-cell>
          <table:table-cell table:style-name="ce38"/>
          <table:table-cell office:value-type="string" table:style-name="ce85">
            <text:p>Учитывая, что авторизация проводится по номеру телефона и пользователь вводит неверный номер телефона, должно акцентироваться внимание, что веден неверный номер, а не логин.</text:p>
          </table:table-cell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51">
            <text:p>- попытка ввода более 12 цифр невозможна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84"/>
          <table:table-cell office:value-type="string" table:style-name="ce51">
            <text:p>- проверка отображения подсказки при вводе цифр (подсказка под символами в виде нижних подчеркиваний)</text:p>
            <text:p/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8">
          <table:table-cell table:style-name="ce84"/>
          <table:table-cell office:value-type="string" table:style-name="ce146">
            <text:p>- при вводе корректной связки логина и пароля происходит перенаправление клиента на страницу redirect_uri</text:p>
            <text:p/>
            <text:p/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8">
          <table:table-cell table:style-name="ce84"/>
          <table:table-cell office:value-type="string" table:style-name="ce51">
            <text:p>- при вводе некорректного логина и пароля, клиенту отображается ошибка "Неверный логин или пароль" и элемент "Забыл пароль" перекрашивается в оранжевый цвет.</text:p>
            <text:p/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13">
          <table:table-cell table:style-name="ce84"/>
          <table:table-cell office:value-type="string" table:style-name="ce146">
            <text:p>- при вводе корректной связки лицевого счета и пароля происходит перенаправление клиента на страницу redirect_uri</text:p>
            <text:p/>
            <text:p/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8">
          <table:table-cell table:style-name="ce86"/>
          <table:table-cell office:value-type="string" table:style-name="ce51">
            <text:p>- при вводе некорректного лицевого счета и пароля, клиенту отображается ошибка "Неверный логин или пароль" и элемент "Забыл пароль" перекрашивается в оранжевый цвет.</text:p>
            <text:p/>
          </table:table-cell>
          <table:table-cell office:value-type="string" table:style-name="ce141">
            <text:p>Passed</text:p>
          </table:table-cell>
          <table:table-cell table:style-name="ce42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7"/>
          <table:table-cell table:style-name="ce88"/>
          <table:table-cell table:style-name="ce143"/>
          <table:table-cell table:style-name="ce79"/>
          <table:table-cell table:style-name="ce78"/>
          <table:table-cell table:style-name="ce34"/>
          <table:table-cell table:style-name="ce143"/>
          <table:table-cell table:number-columns-repeated="2" table:style-name="ce79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office:value-type="string" table:style-name="ce89">
            <text:p>Форма "Авторизация по временному коду"</text:p>
          </table:table-cell>
          <table:table-cell office:value-type="string" table:style-name="ce68">
            <text:p>Система отображает форму «Авторизация по коду», код ответа200</text:p>
          </table:table-cell>
          <table:table-cell office:value-type="string" table:style-name="ce141">
            <text:p>Passed</text:p>
          </table:table-cell>
          <table:table-cell table:style-name="ce38"/>
          <table:table-cell table:style-name="ce42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49">
            <text:p>форма содержит:</text:p>
          </table:table-cell>
          <table:table-cell table:style-name="ce141"/>
          <table:table-cell table:number-columns-repeated="2" table:style-name="ce38"/>
          <table:table-cell table:style-name="ce34"/>
          <table:table-cell table:style-name="ce141"/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84"/>
          <table:table-cell office:value-type="string" table:style-name="ce66">
            <text:p>- Подсказку по работе с формой “Укажите контактный номер телефона или почту, на которые необходимо отправить код подтверждения”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66">
            <text:p>- Поле ввода номера телефона или почты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66">
            <text:p>- Кнопку "Получить код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4"/>
          <table:table-cell office:value-type="string" table:style-name="ce90">
            <text:p>Поле ввода номера телефона или почты принимает для ввода цифры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91"/>
          <table:table-cell office:value-type="string" table:style-name="ce92">
            <text:p>Поле ввода номера телефона или почты принимает для ввода буквы латинского алфавита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4"/>
          <table:table-cell office:value-type="string" table:style-name="ce93">
            <text:p>Поле ввода номера телефона или почты не принимает для ввода буквы кириллицы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4"/>
          <table:table-cell office:value-type="string" table:style-name="ce63">
            <text:p>Поле ввода номера телефона или почты не принимает для ввода спецсимволы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4"/>
          <table:table-cell office:value-type="string" table:style-name="ce51">
            <text:p>При корректном вводе номера телефона, отправляет код на введенный номер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6"/>
          <table:table-cell office:value-type="string" table:style-name="ce51">
            <text:p>При корректном ввводе почты, отправляет код на указанную почту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office:value-type="string" table:style-name="ce94">
            <text:p>Форма ввода кода подтверждения</text:p>
          </table:table-cell>
          <table:table-cell office:value-type="string" table:style-name="ce72">
            <text:p>форма содержит:</text:p>
          </table:table-cell>
          <table:table-cell table:style-name="ce141"/>
          <table:table-cell table:number-columns-repeated="2" table:style-name="ce38"/>
          <table:table-cell table:style-name="ce34"/>
          <table:table-cell table:style-name="ce141"/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51">
            <text:p>- Номер телефона/Почту на который был отправлен код;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66">
            <text:p>- Ссылку "Изменить номер"( если пользователь ввел телефон)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49">
            <text:p>- Ссылку "Изменить почту" (если пользователь ввел почту)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66">
            <text:p>- Шесть отдельных полей для ввода кода подтверждения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4"/>
          <table:table-cell office:value-type="string" table:style-name="ce66">
            <text:p>- Текст с обратным отсчётом времени до повторной попытки отправки код</text:p>
          </table:table-cell>
          <table:table-cell office:value-type="string" table:style-name="ce141">
            <text:p>Passed</text:p>
          </table:table-cell>
          <table:table-cell table:style-name="ce81"/>
          <table:table-cell table:style-name="ce42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4"/>
          <table:table-cell office:value-type="string" table:style-name="ce66">
            <text:p>- По завершении отсчёта отображается ссылка "Получить новый код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95">
            <text:p>Поля для ввода кода подтверждения принимают цифры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4"/>
          <table:table-cell office:value-type="string" table:style-name="ce95">
            <text:p>Поля для ввода кода подтверждения не принимают спецсимволы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4"/>
          <table:table-cell office:value-type="string" table:style-name="ce95">
            <text:p>Поля для ввода кода подтверждения не принимают буквы латинского алфавита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4"/>
          <table:table-cell office:value-type="string" table:style-name="ce95">
            <text:p>Поля для ввода кода подтверждения не принимают кириллицу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4"/>
          <table:table-cell office:value-type="string" table:style-name="ce95">
            <text:p>После ввода каждой цифры поле для ввода переводит фокус ввода в следующее поле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4"/>
          <table:table-cell office:value-type="string" table:style-name="ce49">
            <text:p>При событии заполнения всех 6 полей производится верификация кода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96"/>
          <table:table-cell office:value-type="string" table:style-name="ce49">
            <text:p>При успешной верификации кода система переходит к следующему шагу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6"/>
          <table:table-cell office:value-type="string" table:style-name="ce66">
            <text:p>При некорректном коде система отображает ошибку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3">
          <table:table-cell table:style-name="ce87"/>
          <table:table-cell table:style-name="ce97"/>
          <table:table-cell table:style-name="ce143"/>
          <table:table-cell table:number-columns-repeated="2" table:style-name="ce79"/>
          <table:table-cell table:style-name="ce34"/>
          <table:table-cell table:style-name="ce78"/>
          <table:table-cell table:number-columns-repeated="2" table:style-name="ce79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office:value-type="string" table:style-name="ce89">
            <text:p>Окно выбора типа восстановления пароля</text:p>
          </table:table-cell>
          <table:table-cell office:value-type="string" table:style-name="ce98">
            <text:p>Система отображает форму "Восстановление пароля", код ответа 200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99">
            <text:p>форма содержит:</text:p>
          </table:table-cell>
          <table:table-cell table:style-name="ce141"/>
          <table:table-cell table:style-name="ce61"/>
          <table:table-cell table:style-name="ce38"/>
          <table:table-cell table:style-name="ce34"/>
          <table:table-cell table:style-name="ce141"/>
          <table:table-cell table:number-columns-repeated="2" table:style-name="ce38"/>
          <table:table-cell table:style-name="ce3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4"/>
          <table:table-cell office:value-type="string" table:style-name="ce100">
            <text:p>Меню выбора типа ввода контактных данных (номер, почта, логин,лицевой счет)</text:p>
          </table:table-cell>
          <table:table-cell office:value-type="string" table:style-name="ce147">
            <text:p>Passed</text:p>
          </table:table-cell>
          <table:table-cell table:style-name="ce102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style-name="ce102"/>
          <table:table-cell table:style-name="ce103"/>
          <table:table-cell table:style-name="ce104"/>
          <table:table-cell table:style-name="ce145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84"/>
          <table:table-cell office:value-type="string" table:style-name="ce100">
            <text:p>Форма ввода "Номер" или "Логин" или "Почта" или "Лицевой счет" (По умолчанию выбрана форма восстановления пароля по телефону)</text:p>
          </table:table-cell>
          <table:table-cell office:value-type="string" table:style-name="ce147">
            <text:p>Passed</text:p>
          </table:table-cell>
          <table:table-cell table:style-name="ce38"/>
          <table:table-cell table:style-name="ce105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100">
            <text:p>Форма ввода "Капча"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100">
            <text:p>Кнопка "Далее"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106">
            <text:p>Кнопка "Вернуться"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107"/>
          <table:table-cell office:value-type="string" table:style-name="ce49">
            <text:p>Таб "Номер" кликабелен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107"/>
          <table:table-cell office:value-type="string" table:style-name="ce49">
            <text:p>Таб "Почта" кликабелен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107"/>
          <table:table-cell office:value-type="string" table:style-name="ce49">
            <text:p>Таб "Логин" кликабелен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107"/>
          <table:table-cell office:value-type="string" table:style-name="ce49">
            <text:p>Таб "Лицевой счет" кликабелен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107"/>
          <table:table-cell office:value-type="string" table:style-name="ce49">
            <text:p>Поле для ввода принимает цифры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107"/>
          <table:table-cell office:value-type="string" table:style-name="ce49">
            <text:p>Поле для ввода принимает буквы латинского алфавита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107"/>
          <table:table-cell office:value-type="string" table:style-name="ce49">
            <text:p>Поле для ввода принимает спецсимволы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107"/>
          <table:table-cell office:value-type="string" table:style-name="ce49">
            <text:p>При выборе таба "Номер" поле для ввода не принимает больше 12 цифр, появляется подсказка ввиде нижних подчеркиваний, о недостающем количестве цифр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107"/>
          <table:table-cell office:value-type="string" table:style-name="ce49">
            <text:p>При выборе таба "Лицевой счет" появлется подсказка ввиде нижних подчеркиваний, о недостоющем количестве цифр, поле для ввода не принимает больше 12 цифр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91"/>
          <table:table-cell office:value-type="string" table:style-name="ce66">
            <text:p>Поле для ввода "Капча" принимает для ввода буквы латинского алфавита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91"/>
          <table:table-cell office:value-type="string" table:style-name="ce63">
            <text:p>Поле для ввода "Капча" принимает для ввода спецсимволы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91"/>
          <table:table-cell office:value-type="string" table:style-name="ce66">
            <text:p>Поле для ввода "Капча" принимает для ввода цифры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91"/>
          <table:table-cell office:value-type="string" table:style-name="ce63">
            <text:p>Поле для ввода "Капча" принимает для ввода буквы кириллицы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15">
          <table:table-cell table:style-name="ce91"/>
          <table:table-cell office:value-type="string" table:style-name="ce66">
            <text:p>Кнопка "Далее" кликабельна, продолжается сценарий восстановления пароля</text:p>
          </table:table-cell>
          <table:table-cell office:value-type="string" table:style-name="ce147">
            <text:p>Passed</text:p>
          </table:table-cell>
          <table:table-cell table:style-name="ce38"/>
          <table:table-cell office:value-type="string" table:style-name="ce85">
            <text:p>На сайте кнопка имеет название "Продолжить"</text:p>
          </table:table-cell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91"/>
          <table:table-cell office:value-type="string" table:style-name="ce66">
            <text:p>Кнопка "Вернуться", кликабельна, возвращает на форму авторизации</text:p>
          </table:table-cell>
          <table:table-cell office:value-type="string" table:style-name="ce147">
            <text:p>Passed</text:p>
          </table:table-cell>
          <table:table-cell table:style-name="ce108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109"/>
          <table:table-cell office:value-type="string" table:style-name="ce66">
            <text:p>Кнопка "Обновления капчи", кликабельна при нажатии капча обновляется</text:p>
          </table:table-cell>
          <table:table-cell office:value-type="string" table:style-name="ce147">
            <text:p>Passed</text:p>
          </table:table-cell>
          <table:table-cell table:style-name="ce108"/>
          <table:table-cell office:value-type="string" table:style-name="ce85">
            <text:p>В брифе не описывается</text:p>
          </table:table-cell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office:value-type="string" table:style-name="ce110">
            <text:p>Форма выбора восстановления пароля</text:p>
          </table:table-cell>
          <table:table-cell office:value-type="string" table:style-name="ce41">
            <text:p>форма содержит:</text:p>
          </table:table-cell>
          <table:table-cell table:style-name="ce147"/>
          <table:table-cell table:style-name="ce108"/>
          <table:table-cell table:style-name="ce38"/>
          <table:table-cell table:style-name="ce34"/>
          <table:table-cell table:style-name="ce141"/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66">
            <text:p>- Выбор "По SMS на номер телефона"</text:p>
          </table:table-cell>
          <table:table-cell office:value-type="string" table:style-name="ce147">
            <text:p>Passed</text:p>
          </table:table-cell>
          <table:table-cell table:style-name="ce108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66">
            <text:p>- Выбор "По ссылке на почту"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66">
            <text:p>- Кнопка "Продолжить"</text:p>
          </table:table-cell>
          <table:table-cell office:value-type="string" table:style-name="ce147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111"/>
          <table:table-cell office:value-type="string" table:style-name="ce66">
            <text:p>- Кнопка "Вернуться назад"</text:p>
          </table:table-cell>
          <table:table-cell office:value-type="string" table:style-name="ce147">
            <text:p>Passed</text:p>
          </table:table-cell>
          <table:table-cell table:style-name="ce112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office:value-type="string" table:style-name="ce110">
            <text:p>Форма с полем для ввода кода из СМС</text:p>
          </table:table-cell>
          <table:table-cell office:value-type="string" table:style-name="ce41">
            <text:p>форма содержит:</text:p>
          </table:table-cell>
          <table:table-cell table:style-name="ce141"/>
          <table:table-cell table:style-name="ce112"/>
          <table:table-cell table:style-name="ce38"/>
          <table:table-cell table:style-name="ce34"/>
          <table:table-cell table:number-columns-repeated="3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113"/>
          <table:table-cell office:value-type="string" table:style-name="ce66">
            <text:p>- Поле для ввода кода из СМС</text:p>
          </table:table-cell>
          <table:table-cell office:value-type="string" table:style-name="ce141">
            <text:p>Passed</text:p>
          </table:table-cell>
          <table:table-cell table:style-name="ce112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113"/>
          <table:table-cell office:value-type="string" table:style-name="ce66">
            <text:p>- Кнопку "Получить код повторно"</text:p>
          </table:table-cell>
          <table:table-cell office:value-type="string" table:style-name="ce141">
            <text:p>Passed</text:p>
          </table:table-cell>
          <table:table-cell table:style-name="ce112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114"/>
          <table:table-cell office:value-type="string" table:style-name="ce66">
            <text:p>- Кнопка "Вернуться назад"</text:p>
          </table:table-cell>
          <table:table-cell office:value-type="string" table:style-name="ce141">
            <text:p>Passed</text:p>
          </table:table-cell>
          <table:table-cell table:style-name="ce112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49">
            <text:p>Поле для ввода кода принимает только цифры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115"/>
          <table:table-cell office:value-type="string" table:style-name="ce49">
            <text:p>При вводе неправильного кода отображается ошибка "Неверный код. Повторите попытку"</text:p>
            <text:p/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113"/>
          <table:table-cell office:value-type="string" table:style-name="ce66">
            <text:p>При вводе временного кода срок времени которого закончился отображается ошибка "Время жизни кода истекло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113"/>
          <table:table-cell office:value-type="string" table:style-name="ce66">
            <text:p>После ввода корректного кода из смс - открывается форма для ввода нового пароля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116"/>
          <table:table-cell office:value-type="string" table:style-name="ce66">
            <text:p>При нажатии на кнопку "получить код повторно", осуществляется повторная отправка смс с новым кодом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117"/>
          <table:table-cell office:value-type="string" table:style-name="ce66">
            <text:p>При нажатии на кнопку "Вернуться назад", вернуться на шаг ввода контактных данных для восстановления доступа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office:value-type="string" table:style-name="ce110">
            <text:p>Форма для ввода нового пароля</text:p>
          </table:table-cell>
          <table:table-cell office:value-type="string" table:style-name="ce68">
            <text:p>форма состоит из:</text:p>
          </table:table-cell>
          <table:table-cell table:style-name="ce141"/>
          <table:table-cell table:number-columns-repeated="2" table:style-name="ce38"/>
          <table:table-cell table:style-name="ce34"/>
          <table:table-cell table:number-columns-repeated="3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91"/>
          <table:table-cell office:value-type="string" table:style-name="ce66">
            <text:p>- Поле ввода нового пароля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91"/>
          <table:table-cell office:value-type="string" table:style-name="ce66">
            <text:p>- Поле ввода для подтверждения нового пароля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91"/>
          <table:table-cell office:value-type="string" table:style-name="ce66">
            <text:p>Кнопка "Сохранить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91"/>
          <table:table-cell office:value-type="string" table:style-name="ce66">
            <text:p>Правила для создания пароля</text:p>
          </table:table-cell>
          <table:table-cell office:value-type="string" table:style-name="ce141">
            <text:p>Passed</text:p>
          </table:table-cell>
          <table:table-cell table:style-name="ce118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91"/>
          <table:table-cell office:value-type="string" table:style-name="ce52">
            <text:p>Проверка поля для ввода пароля:</text:p>
          </table:table-cell>
          <table:table-cell table:style-name="ce141"/>
          <table:table-cell table:style-name="ce118"/>
          <table:table-cell table:style-name="ce38"/>
          <table:table-cell table:style-name="ce34"/>
          <table:table-cell table:number-columns-repeated="3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91"/>
          <table:table-cell office:value-type="string" table:style-name="ce63">
            <text:p>- поле для ввода не принимает пустое значение</text:p>
          </table:table-cell>
          <table:table-cell office:value-type="string" table:style-name="ce141">
            <text:p>Passed</text:p>
          </table:table-cell>
          <table:table-cell table:style-name="ce118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114"/>
          <table:table-cell office:value-type="string" table:style-name="ce63">
            <text:p>- поле для ввода принимает не менее 8 символов, буквы только латинского алфавита, среди которых содержится хотя бы одна заглавная буква</text:p>
          </table:table-cell>
          <table:table-cell office:value-type="string" table:style-name="ce141">
            <text:p>Passed</text:p>
          </table:table-cell>
          <table:table-cell table:style-name="ce118"/>
          <table:table-cell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4"/>
          <table:table-cell office:value-type="string" table:style-name="ce63">
            <text:p>- при вводе менее 8 символов под полем "новый пароль" подсказка "Длина пароля должна быть не менее 8 символов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115"/>
          <table:table-cell office:value-type="string" table:style-name="ce63">
            <text:p>- при отсутствии в пароле заглавных букв под полем "новый пароль" подсказка "Пароль должен содержать хотя бы одну заглавную букву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113"/>
          <table:table-cell office:value-type="string" table:style-name="ce63">
            <text:p>- при вводе кириллицы под полем "новый пароль" подсказка "Пароль должен содержать только латинские буквы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113"/>
          <table:table-cell office:value-type="string" table:style-name="ce63">
            <text:p>- при вводе несовпадающих паролей, под полем "подтверждение пароля" подсказка "Пароли не совпадают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113"/>
          <table:table-cell office:value-type="string" table:style-name="ce49">
            <text:p>- Ввести пароль, идентичный одному из трех предыдущих (система должна выдать сообщение "Этот пароль уже использовался, укажите другой пароль")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119"/>
          <table:table-cell office:value-type="string" table:style-name="ce49">
            <text:p>- ввести пароль, удовлетворяющий всем требованиям, нажать кнопку "Сохранить", должна открыться система авторизации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office:value-type="string" table:style-name="ce110">
            <text:p>Форма с полем для ввода кода из письма</text:p>
          </table:table-cell>
          <table:table-cell office:value-type="string" table:style-name="ce41">
            <text:p>форма содержит:</text:p>
          </table:table-cell>
          <table:table-cell table:style-name="ce148"/>
          <table:table-cell table:number-columns-repeated="2" table:style-name="ce38"/>
          <table:table-cell table:style-name="ce34"/>
          <table:table-cell table:number-columns-repeated="3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49">
            <text:p>- Поле для ввода кода из письма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49">
            <text:p>- Кнопку "Получить код повторно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49">
            <text:p>- Кнопка "Вернуться назад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84"/>
          <table:table-cell office:value-type="string" table:style-name="ce49">
            <text:p>Поле для ввода принимает только цифры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4"/>
          <table:table-cell office:value-type="string" table:style-name="ce66">
            <text:p>При вводе неправильного кода отображается ошибка "Неверный код. Повторите попытку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84"/>
          <table:table-cell office:value-type="string" table:style-name="ce66">
            <text:p>При вводе временного кода срок времени которого закончился отображается ошибка "Время жизни кода истекло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6"/>
          <table:table-cell office:value-type="string" table:style-name="ce66">
            <text:p>После ввода корректного кода из письма - открывается форма для ввода нового пароля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office:value-type="string" table:style-name="ce110">
            <text:p>Форма для ввода нового пароля</text:p>
          </table:table-cell>
          <table:table-cell office:value-type="string" table:style-name="ce68">
            <text:p>форма состоит из:</text:p>
          </table:table-cell>
          <table:table-cell table:number-columns-repeated="3" table:style-name="ce38"/>
          <table:table-cell table:style-name="ce34"/>
          <table:table-cell table:number-columns-repeated="3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91"/>
          <table:table-cell office:value-type="string" table:style-name="ce66">
            <text:p>- Поле ввода нового пароля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91"/>
          <table:table-cell office:value-type="string" table:style-name="ce66">
            <text:p>- Поле ввода для подтверждения нового пароля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91"/>
          <table:table-cell office:value-type="string" table:style-name="ce66">
            <text:p>Кнопка "Сохранить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91"/>
          <table:table-cell office:value-type="string" table:style-name="ce66">
            <text:p>Правила для создания пароля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91"/>
          <table:table-cell office:value-type="string" table:style-name="ce52">
            <text:p>Проверка поля для ввода пароля:</text:p>
          </table:table-cell>
          <table:table-cell table:number-columns-repeated="3" table:style-name="ce38"/>
          <table:table-cell table:style-name="ce34"/>
          <table:table-cell table:number-columns-repeated="3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6">
          <table:table-cell table:style-name="ce91"/>
          <table:table-cell office:value-type="string" table:style-name="ce63">
            <text:p>- поле для ввода не принимает пустое значение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114"/>
          <table:table-cell office:value-type="string" table:style-name="ce63">
            <text:p>- поле для ввода принимает не менее 8 символов, буквы только латинского алфавита, среди которых содержится хотя бы одна заглавная буква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84"/>
          <table:table-cell office:value-type="string" table:style-name="ce63">
            <text:p>- при вводе менее 8 символов под полем "новый пароль" подсказка "Длина пароля должна быть не менее 8 символов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115"/>
          <table:table-cell office:value-type="string" table:style-name="ce63">
            <text:p>- при отсутствии в пароле заглавных букв под полем "новый пароль" подсказка "Пароль должен содержать хотя бы одну заглавную букву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113"/>
          <table:table-cell office:value-type="string" table:style-name="ce63">
            <text:p>- при вводе кириллицы под полем "новый пароль" подсказка "Пароль должен содержать только латинские буквы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7">
          <table:table-cell table:style-name="ce113"/>
          <table:table-cell office:value-type="string" table:style-name="ce63">
            <text:p>- при вводе несовпадающих паролей, под полем "подтверждение пароля" подсказка "Пароли не совпадают"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113"/>
          <table:table-cell office:value-type="string" table:style-name="ce99">
            <text:p>- Ввести пароль, идентичный одному из трех предыдущих (система должна выдать сообщение "Этот пароль уже использовался, укажите другой пароль")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style-name="ro9">
          <table:table-cell table:style-name="ce119"/>
          <table:table-cell office:value-type="string" table:style-name="ce99">
            <text:p>- ввести пароль, удовлетворяющий всем требованиям, нажать кнопку "Сохранить", должна открыться система авторизации</text:p>
          </table:table-cell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office:value-type="string" table:style-name="ce141">
            <text:p>Passed</text:p>
          </table:table-cell>
          <table:table-cell table:number-columns-repeated="2" table:style-name="ce38"/>
          <table:table-cell table:style-name="ce34"/>
          <table:table-cell table:style-name="ce39"/>
          <table:table-cell table:number-columns-repeated="14" table:style-name="ce26"/>
          <table:table-cell table:number-columns-repeated="16359"/>
        </table:table-row>
        <table:table-row table:number-rows-repeated="2" table:style-name="ro3">
          <table:table-cell table:number-columns-repeated="25" table:style-name="ce26"/>
          <table:table-cell table:number-columns-repeated="16359"/>
        </table:table-row>
        <table:table-row table:style-name="ro3">
          <table:table-cell table:number-columns-repeated="10" table:style-name="ce26"/>
          <table:table-cell table:style-name="ce27"/>
          <table:table-cell table:number-columns-repeated="14" table:style-name="ce26"/>
          <table:table-cell table:number-columns-repeated="16359"/>
        </table:table-row>
        <table:table-row table:number-rows-repeated="874" table:style-name="ro3">
          <table:table-cell table:number-columns-repeated="25" table:style-name="ce26"/>
          <table:table-cell table:number-columns-repeated="16359"/>
        </table:table-row>
        <table:table-row table:style-name="ro3">
          <table:table-cell table:style-name="ce27"/>
          <table:table-cell table:style-name="ce31"/>
          <table:table-cell table:number-columns-repeated="2" table:style-name="ce27"/>
          <table:table-cell table:number-columns-repeated="21" table:style-name="ce26"/>
          <table:table-cell table:number-columns-repeated="16359"/>
        </table:table-row>
        <table:table-row table:number-rows-repeated="5" table:style-name="ro3">
          <table:table-cell/>
          <table:table-cell table:style-name="ce31"/>
          <table:table-cell table:number-columns-repeated="2" table:style-name="ce27"/>
          <table:table-cell table:number-columns-repeated="21" table:style-name="ce26"/>
          <table:table-cell table:number-columns-repeated="16359"/>
        </table:table-row>
        <table:table-row table:number-rows-repeated="1047515" table:style-name="ro16">
          <table:table-cell table:number-columns-repeated="16384"/>
        </table:table-row>
      </table:table>
      <table:table table:name="Тест-кейсы" table:style-name="ta1">
        <table:table-column table:style-name="co14" table:default-cell-style-name="ce27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18" table:default-cell-style-name="ce27"/>
        <table:table-column table:style-name="co19" table:default-cell-style-name="ce27"/>
        <table:table-column table:style-name="co20" table:default-cell-style-name="ce27"/>
        <table:table-column table:style-name="co21" table:default-cell-style-name="ce27"/>
        <table:table-column table:style-name="co4" table:number-columns-repeated="1016" table:default-cell-style-name="ce27"/>
        <table:table-column table:style-name="co13" table:number-columns-repeated="15360" table:default-cell-style-name="ce27"/>
        <table:table-row table:style-name="ro17">
          <table:table-cell office:value-type="string" table:style-name="ce121">
            <text:p>Номер тест-кейса</text:p>
          </table:table-cell>
          <table:table-cell office:value-type="string" table:style-name="ce121">
            <text:p>Приоритет</text:p>
          </table:table-cell>
          <table:table-cell office:value-type="string" table:style-name="ce121">
            <text:p>Название/заголовок тест-кейса</text:p>
          </table:table-cell>
          <table:table-cell office:value-type="string" table:style-name="ce121">
            <text:p>Предусловие</text:p>
          </table:table-cell>
          <table:table-cell office:value-type="string" table:style-name="ce121">
            <text:p>Шаги</text:p>
          </table:table-cell>
          <table:table-cell office:value-type="string" table:style-name="ce121">
            <text:p>Ожидаемый результат</text:p>
          </table:table-cell>
          <table:table-cell office:value-type="string" table:style-name="ce121">
            <text:p>Результат</text:p>
          </table:table-cell>
          <table:table-cell office:value-type="string" table:style-name="ce121">
            <text:p>Комментарии</text:p>
          </table:table-cell>
          <table:table-cell table:style-name="ce122"/>
          <table:table-cell table:number-columns-repeated="16" table:style-name="ce123"/>
          <table:table-cell table:number-columns-repeated="16359"/>
        </table:table-row>
        <table:table-row table:style-name="ro18">
          <table:table-cell office:value-type="string" table:style-name="ce124">
            <text:p>TK-001</text:p>
          </table:table-cell>
          <table:table-cell office:value-type="string" table:style-name="ce125">
            <text:p>Critical</text:p>
          </table:table-cell>
          <table:table-cell office:value-type="string" table:style-name="ce124">
            <text:p>Проверка открытия страницы "Личный Кабинет"</text:p>
          </table:table-cell>
          <table:table-cell office:value-type="string" table:style-name="ce124">
            <text:p>1. Запущен браузер</text:p>
          </table:table-cell>
          <table:table-cell office:value-type="string" table:style-name="ce124">
            <text:p>1. В браузере открыть страницу "Личный кабинет"</text:p>
          </table:table-cell>
          <table:table-cell office:value-type="string" table:style-name="ce124">
            <text:p>Открывается страница "Авторизация", код ответа 200</text:p>
          </table:table-cell>
          <table:table-cell office:value-type="string" table:style-name="ce126">
            <text:p>Pass</text:p>
          </table:table-cell>
          <table:table-cell office:value-type="string" table:style-name="ce125">
            <text:p>дымовое тестирование</text:p>
          </table:table-cell>
          <table:table-cell table:number-columns-repeated="17" table:style-name="ce123"/>
          <table:table-cell table:number-columns-repeated="16359"/>
        </table:table-row>
        <table:table-row table:style-name="ro19">
          <table:table-cell office:value-type="string" table:style-name="ce124">
            <text:p>TK-002</text:p>
          </table:table-cell>
          <table:table-cell office:value-type="string" table:style-name="ce124">
            <text:p>Critical</text:p>
          </table:table-cell>
          <table:table-cell office:value-type="string" table:style-name="ce124">
            <text:p>Проверка открытия страницы регистрации на сайте</text:p>
          </table:table-cell>
          <table:table-cell office:value-type="string" table:style-name="ce124">
            <text:p>1. Запущен браузер</text:p>
          </table:table-cell>
          <table:table-cell office:value-type="string" table:style-name="ce124">
            <text:p>1. В браузере открыть страницу "Личный кабинет" 2. Нажать на ссылку "Зарегистрироваться"</text:p>
          </table:table-cell>
          <table:table-cell office:value-type="string" table:style-name="ce124">
            <text:p>Открывается форма регигистрации, код ответа 200</text:p>
          </table:table-cell>
          <table:table-cell office:value-type="string" table:style-name="ce126">
            <text:p>Pass</text:p>
          </table:table-cell>
          <table:table-cell office:value-type="string" table:style-name="ce125">
            <text:p>дымовое тестирование</text:p>
          </table:table-cell>
          <table:table-cell table:number-columns-repeated="17" table:style-name="ce123"/>
          <table:table-cell table:number-columns-repeated="16359"/>
        </table:table-row>
        <table:table-row table:style-name="ro20">
          <table:table-cell office:value-type="string" table:style-name="ce124">
            <text:p>TK-003</text:p>
          </table:table-cell>
          <table:table-cell office:value-type="string" table:style-name="ce124">
            <text:p>High</text:p>
          </table:table-cell>
          <table:table-cell office:value-type="string" table:style-name="ce123">
            <text:p>Проверка регистрации по email</text:p>
          </table:table-cell>
          <table:table-cell office:value-type="string" table:style-name="ce124">
            <text:p>1. Открыта форма регистрации 2. Открываем сайт 1secmail.com, создаем запрос на создание виртуального email для регистрации(678zzbuf0e@1secmail.com)</text:p>
          </table:table-cell>
          <table:table-cell office:value-type="string" table:style-name="ce123">
            <text:p>1. В поле для ввода "Имя" вводим<text:s/><text:span text:style-name="T4">Масахиро</text:span></text:p>
            <text:p>2. В поле для ввода "Фамилия" вводим<text:s/><text:span text:style-name="T4">Саабата</text:span></text:p>
            <text:p>3. В поле для выбора региона выбираем -<text:s/><text:span text:style-name="T4">Омская обл</text:span></text:p>
            <text:p>4. В поле для ввода email/номер телефона, указываем сгенерированный email<text:s/><text:span text:style-name="T4">678zzbuf0e@1secmail.com</text:span></text:p>
            <text:p>5. В поле для ввода "пароль" ввести -<text:s/><text:span text:style-name="T4">8Qwertyui1!</text:span></text:p>
            <text:p>6. В поле для вводп "подтверждение пароля" ввести -<text:s/><text:span text:style-name="T4">8Qwertyui1!</text:span></text:p>
            <text:p>7. Нажать на кнопку "Зарегистрироваться"</text:p>
            <text:p>8. Проверить содержимое почтового ящика, в письме от rostelecom@info.rt.ru извлечь код для регистрации ()</text:p>
            <text:p>9. В открывшейся форме ввести код</text:p>
          </table:table-cell>
          <table:table-cell office:value-type="string" table:style-name="ce124">
            <text:p>Открывается "Личный кабинет" с введенными при регистрации данными пользователя (Масахиро Саабата, Омская обл, email 678zzbuf0e@1secmail.com)</text:p>
          </table:table-cell>
          <table:table-cell office:value-type="string" table:style-name="ce126">
            <text:p>Pass</text:p>
          </table:table-cell>
          <table:table-cell office:value-type="string" table:style-name="ce127">
            <text:p>Позитивный тестовый сценарий</text:p>
          </table:table-cell>
          <table:table-cell table:number-columns-repeated="17" table:style-name="ce123"/>
          <table:table-cell table:number-columns-repeated="16359"/>
        </table:table-row>
        <table:table-row table:style-name="ro21">
          <table:table-cell office:value-type="string" table:style-name="ce124">
            <text:p>TK-004</text:p>
          </table:table-cell>
          <table:table-cell office:value-type="string" table:style-name="ce124">
            <text:p>High</text:p>
          </table:table-cell>
          <table:table-cell office:value-type="string" table:style-name="ce124">
            <text:p>Проверка авторизации по валидной связке email + пароль, включая в себя проверку автоматического переключения табов тел/email</text:p>
          </table:table-cell>
          <table:table-cell office:value-type="string" table:style-name="ce124">
            <text:p>1. Открыта форма авторизации 2. Есть зарегистрированный в системе пользователь: email 678zzbuf0e@1secmail.com pass 8Qwertyui1!</text:p>
          </table:table-cell>
          <table:table-cell office:value-type="string" table:style-name="ce124">
            <text:p>1. В поле для ввода "Телефон" ввести email -<text:s/><text:span text:style-name="T4">678zzbuf0e@1secmail.com</text:span></text:p>
            <text:p>2. В поле для ввода "пароль" ввести -<text:s/><text:span text:style-name="T4">8Qwertyui1!</text:span></text:p>
            <text:p>3. Нажать кнопку "Войти"</text:p>
          </table:table-cell>
          <table:table-cell office:value-type="string" table:style-name="ce128">
            <text:p>Произошло автоматическое переключение табов с телефона на email. Пользователь успешно авторизован в системе (переход на страницу "Личного кабинета")</text:p>
          </table:table-cell>
          <table:table-cell office:value-type="string" table:style-name="ce126">
            <text:p>Pass</text:p>
          </table:table-cell>
          <table:table-cell office:value-type="string" table:style-name="ce124">
            <text:p>Позитивный тестовый сценарий</text:p>
          </table:table-cell>
          <table:table-cell table:number-columns-repeated="17" table:style-name="ce123"/>
          <table:table-cell table:number-columns-repeated="16359"/>
        </table:table-row>
        <table:table-row table:style-name="ro19">
          <table:table-cell office:value-type="string" table:style-name="ce124">
            <text:p>TK-005</text:p>
          </table:table-cell>
          <table:table-cell office:value-type="string" table:style-name="ce124">
            <text:p>High</text:p>
          </table:table-cell>
          <table:table-cell office:value-type="string" table:style-name="ce124">
            <text:p>Проверка авторизации по валидной связке телефон + пароль</text:p>
          </table:table-cell>
          <table:table-cell office:value-type="string" table:style-name="ce124">
            <text:p>1. Открыта форма авторизации 2. Есть зарегистрированный в системе пользователь: номер +79994567898 pass 8Qwertyui1!</text:p>
          </table:table-cell>
          <table:table-cell office:value-type="string" table:style-name="ce123">
            <text:p>1. В поле для ввода "Телефон" ввести номер<text:s/><text:span text:style-name="T4">+79994567898</text:span></text:p>
            <text:p>2. В поле для ввода "Пароль" ввести -<text:s/><text:span text:style-name="T4">8Qwertyui1!</text:span></text:p>
            <text:p>3. Нажать кнопку "Войти"</text:p>
          </table:table-cell>
          <table:table-cell office:value-type="string" table:style-name="ce129">
            <text:p>Пользователь успешно авторизован в системе (переход на страницу "Личного кабинета")</text:p>
          </table:table-cell>
          <table:table-cell office:value-type="string" table:style-name="ce126">
            <text:p>Pass</text:p>
          </table:table-cell>
          <table:table-cell office:value-type="string" table:style-name="ce124">
            <text:p>Позитивный тестовый сценарий</text:p>
          </table:table-cell>
          <table:table-cell table:number-columns-repeated="17" table:style-name="ce123"/>
          <table:table-cell table:number-columns-repeated="16359"/>
        </table:table-row>
        <table:table-row table:style-name="ro19">
          <table:table-cell office:value-type="string" table:style-name="ce130">
            <text:p>TK-006</text:p>
          </table:table-cell>
          <table:table-cell office:value-type="string" table:style-name="ce124">
            <text:p>High</text:p>
          </table:table-cell>
          <table:table-cell office:value-type="string" table:style-name="ce124">
            <text:p>Проверка восстановления пароля по почте</text:p>
          </table:table-cell>
          <table:table-cell office:value-type="string" table:style-name="ce124">
            <text:p>1. Открыта форма для восстановления пароля 2. Есть зарегистрированный в системе пользователь: email 678zzbuf0e@1secmail.com</text:p>
          </table:table-cell>
          <table:table-cell office:value-type="string" table:style-name="ce124">
            <text:p>1. В поле для ввода ввести email -<text:s/><text:span text:style-name="T4">678zzbuf0e@1secmail.com</text:span></text:p>
            <text:p>2. В поле для ввода "капчи" ввести данные с картинки вручную</text:p>
            <text:p>3. Нажать на кнопку "Продолжить"</text:p>
          </table:table-cell>
          <table:table-cell office:value-type="string" table:style-name="ce118">
            <text:p>Открывается форма "Восстановление пароля", код подтверждения отправлен на адрес 6*********@1secmail.com</text:p>
          </table:table-cell>
          <table:table-cell office:value-type="string" table:style-name="ce126">
            <text:p>Pass</text:p>
          </table:table-cell>
          <table:table-cell office:value-type="string" table:style-name="ce124">
            <text:p>Позитивный тестовый сценарий</text:p>
          </table:table-cell>
          <table:table-cell table:number-columns-repeated="17" table:style-name="ce123"/>
          <table:table-cell table:number-columns-repeated="16359"/>
        </table:table-row>
        <table:table-row table:style-name="ro21">
          <table:table-cell office:value-type="string" table:style-name="ce130">
            <text:p>TK-007</text:p>
          </table:table-cell>
          <table:table-cell office:value-type="string" table:style-name="ce124">
            <text:p>High</text:p>
          </table:table-cell>
          <table:table-cell office:value-type="string" table:style-name="ce124">
            <text:p>Проверка авторизации по невалидной связке email + пароль, включая в себя проверку автоматического переключения табов тел/email</text:p>
          </table:table-cell>
          <table:table-cell office:value-type="string" table:style-name="ce124">
            <text:p>1. Открыта форма авторизации 2. Есть не зарегистрированный в системе пользователь: email 892zzbuf0e@1secmail.com pass 5E4pr24AWQ</text:p>
          </table:table-cell>
          <table:table-cell office:value-type="string" table:style-name="ce131">
            <text:p>1. В поле для ввода "Телефон" ввести email - 892zzbuf0e@1secmail.com</text:p>
            <text:p>2. В поле для ввода пароль ввести -5E4pr24AWQ</text:p>
            <text:p>3. Нажать кнопку "Войти"</text:p>
          </table:table-cell>
          <table:table-cell office:value-type="string" table:style-name="ce124">
            <text:p>Появляется сообщение об ошибке "Неверный логин или пароль" и элемент "Забыл пароль" перекрашивается в оранжевый цвет.</text:p>
            <text:p/>
          </table:table-cell>
          <table:table-cell office:value-type="string" table:style-name="ce126">
            <text:p>Pass</text:p>
          </table:table-cell>
          <table:table-cell office:value-type="string" table:style-name="ce124">
            <text:p>Негативный тестовый сценарий</text:p>
          </table:table-cell>
          <table:table-cell table:number-columns-repeated="17" table:style-name="ce123"/>
          <table:table-cell table:number-columns-repeated="16359"/>
        </table:table-row>
        <table:table-row table:style-name="ro22">
          <table:table-cell office:value-type="string" table:style-name="ce124">
            <text:p>ТК-008</text:p>
          </table:table-cell>
          <table:table-cell office:value-type="string" table:style-name="ce124">
            <text:p>High</text:p>
          </table:table-cell>
          <table:table-cell office:value-type="string" table:style-name="ce124">
            <text:p>Проверка восстановления пароля по почте, при использовании пароля менее чем из 8 символов</text:p>
          </table:table-cell>
          <table:table-cell office:value-type="string" table:style-name="ce124">
            <text:p>1. Открыта форма для ввода нового пароля</text:p>
          </table:table-cell>
          <table:table-cell office:value-type="string" table:style-name="ce124">
            <text:p>1. В поле для ввода ввести пароль<text:s/><text:span text:style-name="T4">8Qqw!</text:span></text:p>
            <text:p>2. В поле подтверждения пароля ввести<text:s/><text:span text:style-name="T4">8Qqw!</text:span></text:p>
            <text:p>3. Нажать кнопку "Сохранить"</text:p>
          </table:table-cell>
          <table:table-cell office:value-type="string" table:style-name="ce124">
            <text:p>Отображается ошибка "Длина пароля должна быть не менее 8 символов" под полем "Новый пароль"</text:p>
          </table:table-cell>
          <table:table-cell office:value-type="string" table:style-name="ce126">
            <text:p>Pass</text:p>
          </table:table-cell>
          <table:table-cell office:value-type="string" table:style-name="ce124">
            <text:p>Негативный тестовый сценарий</text:p>
          </table:table-cell>
          <table:table-cell table:number-columns-repeated="17" table:style-name="ce123"/>
          <table:table-cell table:number-columns-repeated="16359"/>
        </table:table-row>
        <table:table-row table:style-name="ro22">
          <table:table-cell office:value-type="string" table:style-name="ce124">
            <text:p>ТК-009</text:p>
          </table:table-cell>
          <table:table-cell office:value-type="string" table:style-name="ce124">
            <text:p>High</text:p>
          </table:table-cell>
          <table:table-cell office:value-type="string" table:style-name="ce124">
            <text:p>Проверка восстановления пароля по почте, при использовании пароля более 20 символов</text:p>
          </table:table-cell>
          <table:table-cell office:value-type="string" table:style-name="ce124">
            <text:p>1. Открыта форма для ввода нового пароля</text:p>
          </table:table-cell>
          <table:table-cell office:value-type="string" table:style-name="ce124">
            <text:p>1. В поле для ввода ввести пароль -<text:s/><text:span text:style-name="T4">8Qqw567890qwertyuiopasdfgh!</text:span></text:p>
            <text:p>2.В поле подтверждения пароля ввести -<text:s/><text:span text:style-name="T4">8Qqw567890qwertyuiopasdfgh!</text:span></text:p>
            <text:p>3. Нажать кнопку "Сохранить"</text:p>
          </table:table-cell>
          <table:table-cell office:value-type="string" table:style-name="ce124">
            <text:p>Отображается ошибка "Длина пароля должна быть не более 20 символов"</text:p>
          </table:table-cell>
          <table:table-cell office:value-type="string" table:style-name="ce126">
            <text:p>Pass</text:p>
          </table:table-cell>
          <table:table-cell office:value-type="string" table:style-name="ce124">
            <text:p>Нагрузочное тестирование</text:p>
          </table:table-cell>
          <table:table-cell table:number-columns-repeated="17" table:style-name="ce123"/>
          <table:table-cell table:number-columns-repeated="16359"/>
        </table:table-row>
        <table:table-row table:style-name="ro23">
          <table:table-cell office:value-type="string" table:style-name="ce124">
            <text:p>ТК-010</text:p>
          </table:table-cell>
          <table:table-cell office:value-type="string" table:style-name="ce124">
            <text:p>High</text:p>
          </table:table-cell>
          <table:table-cell office:value-type="string" table:style-name="ce124">
            <text:p>Проверка восстановления пароля по почте, при использовании пароля, не содержащего заглавные буквы</text:p>
          </table:table-cell>
          <table:table-cell office:value-type="string" table:style-name="ce124">
            <text:p>1. Открыта форма для ввода нового пароля</text:p>
          </table:table-cell>
          <table:table-cell office:value-type="string" table:style-name="ce124">
            <text:p>1. В поле для ввода ввести пароль -<text:s/><text:span text:style-name="T4">8qwertyui1!</text:span></text:p>
            <text:p>2. В поле подтверждения пароля ввести -<text:s/><text:span text:style-name="T4">8qwertyui1!</text:span></text:p>
            <text:p>3. Нажать кнопку "Сохранить"</text:p>
          </table:table-cell>
          <table:table-cell office:value-type="string" table:style-name="ce132">
            <text:p>Отображается ошибка "Пароль должен содержать хотя бы одну заглавную букву" под полем "Новый пароль"</text:p>
          </table:table-cell>
          <table:table-cell office:value-type="string" table:style-name="ce126">
            <text:p>Pass</text:p>
          </table:table-cell>
          <table:table-cell office:value-type="string" table:style-name="ce124">
            <text:p>Негативный тестовый сценарий</text:p>
          </table:table-cell>
          <table:table-cell table:number-columns-repeated="17" table:style-name="ce123"/>
          <table:table-cell table:number-columns-repeated="16359"/>
        </table:table-row>
        <table:table-row table:style-name="ro23">
          <table:table-cell office:value-type="string" table:style-name="ce124">
            <text:p>ТК-011</text:p>
          </table:table-cell>
          <table:table-cell office:value-type="string" table:style-name="ce124">
            <text:p>High</text:p>
          </table:table-cell>
          <table:table-cell office:value-type="string" table:style-name="ce124">
            <text:p>Проверка восстановления пароля по почте, при использовании пароля, не содержащего строчные буквы</text:p>
          </table:table-cell>
          <table:table-cell office:value-type="string" table:style-name="ce124">
            <text:p>1. Открыта форма для ввода нового пароля</text:p>
          </table:table-cell>
          <table:table-cell office:value-type="string" table:style-name="ce124">
            <text:p>1.В поле для ввода ввести пароль<text:s/><text:span text:style-name="T4">8QWERTYUIOP1!</text:span></text:p>
            <text:p>2. В поле подтверждения пароля ввести -<text:s/><text:span text:style-name="T4">8QWERTYUIOP1!</text:span></text:p>
            <text:p>3. Нажать кнопку "Сохранить"</text:p>
          </table:table-cell>
          <table:table-cell office:value-type="string" table:style-name="ce124">
            <text:p>Отображается ошибка "Пароль должен содержать хотя бы одну строчную букву" под полем "Новый пароль"</text:p>
          </table:table-cell>
          <table:table-cell office:value-type="string" table:style-name="ce126">
            <text:p>Pass</text:p>
          </table:table-cell>
          <table:table-cell office:value-type="string" table:style-name="ce124">
            <text:p>Негативный тестовый сценарий</text:p>
          </table:table-cell>
          <table:table-cell table:number-columns-repeated="17" table:style-name="ce123"/>
          <table:table-cell table:number-columns-repeated="16359"/>
        </table:table-row>
        <table:table-row table:style-name="ro23">
          <table:table-cell office:value-type="string" table:style-name="ce127">
            <text:p>ТК-012</text:p>
          </table:table-cell>
          <table:table-cell office:value-type="string" table:style-name="ce124">
            <text:p>High</text:p>
          </table:table-cell>
          <table:table-cell office:value-type="string" table:style-name="ce123">
            <text:p>Проверка восстановления пароля по почте, при использовании пароля, содержащего буквы кириллицы</text:p>
          </table:table-cell>
          <table:table-cell office:value-type="string" table:style-name="ce124">
            <text:p>1. Открыта форма для ввода нового пароля</text:p>
          </table:table-cell>
          <table:table-cell office:value-type="string" table:style-name="ce124">
            <text:p>1. В поле для ввода ввести пароль -<text:s/><text:span text:style-name="T4">8Погоняi1!</text:span></text:p>
            <text:p>2. В поле подтверждения пароля ввести -<text:s/><text:span text:style-name="T4">8Погоняi1!</text:span></text:p>
            <text:p>3. Нажать кнопку "Сохранить"</text:p>
          </table:table-cell>
          <table:table-cell office:value-type="string" table:style-name="ce124">
            <text:p>Отображается ошибка "Пароль должен содержать только латинские буквы" под полем "Новый пароль"</text:p>
            <text:p/>
          </table:table-cell>
          <table:table-cell office:value-type="string" table:style-name="ce126">
            <text:p>Pass</text:p>
          </table:table-cell>
          <table:table-cell office:value-type="string" table:style-name="ce124">
            <text:p>Негативный тестовый сценарий</text:p>
          </table:table-cell>
          <table:table-cell table:number-columns-repeated="17" table:style-name="ce123"/>
          <table:table-cell table:number-columns-repeated="16359"/>
        </table:table-row>
        <table:table-row table:style-name="ro21">
          <table:table-cell office:value-type="string" table:style-name="ce124">
            <text:p>ТК-013</text:p>
          </table:table-cell>
          <table:table-cell office:value-type="string" table:style-name="ce124">
            <text:p>High</text:p>
          </table:table-cell>
          <table:table-cell office:value-type="string" table:style-name="ce124">
            <text:p>Проверка восстановления пароля по почте, при использовании пароля, не содержащего ни одной цифры или спецсимвола</text:p>
          </table:table-cell>
          <table:table-cell office:value-type="string" table:style-name="ce124">
            <text:p>1. Открыта форма для ввода нового пароля</text:p>
          </table:table-cell>
          <table:table-cell office:value-type="string" table:style-name="ce124">
            <text:p>1. В поле для ввода пароль ввести<text:s/><text:span text:style-name="T4">Qwertyuiop</text:span></text:p>
            <text:p>2. В поле подтверждения пароля ввести<text:s/><text:span text:style-name="T4">Qwertyuiop</text:span></text:p>
            <text:p>3. Нажать кнопку "Сохранить"</text:p>
          </table:table-cell>
          <table:table-cell office:value-type="string" table:style-name="ce124">
            <text:p>Отображается ошибка "Пароль должен содержать хотя бы одну цифру или спецсимвол" под полем "Новый пароль"</text:p>
          </table:table-cell>
          <table:table-cell office:value-type="string" table:style-name="ce126">
            <text:p>Pass</text:p>
          </table:table-cell>
          <table:table-cell office:value-type="string" table:style-name="ce124">
            <text:p>Негативный тестовый сценарий</text:p>
          </table:table-cell>
          <table:table-cell table:number-columns-repeated="17" table:style-name="ce123"/>
          <table:table-cell table:number-columns-repeated="16359"/>
        </table:table-row>
        <table:table-row table:style-name="ro24">
          <table:table-cell office:value-type="string" table:style-name="ce124">
            <text:p>ТК-014</text:p>
          </table:table-cell>
          <table:table-cell office:value-type="string" table:style-name="ce124">
            <text:p>High</text:p>
          </table:table-cell>
          <table:table-cell office:value-type="string" table:style-name="ce124">
            <text:p>Проверка восстановления пароля по почте, при использовании нового пароля, не не совпадающего с <text:s/>паролем в поле 'Подтверждение пароля'</text:p>
          </table:table-cell>
          <table:table-cell office:value-type="string" table:style-name="ce124">
            <text:p>1. Открыта форма для ввода нового пароля</text:p>
          </table:table-cell>
          <table:table-cell office:value-type="string" table:style-name="ce124">
            <text:p>1. В поле для ввода ввести пароль<text:s/><text:span text:style-name="T4">8Qwertyui1!</text:span></text:p>
            <text:p>2. В поле подтверждения пароля ввести<text:s/><text:span text:style-name="T4">8qwertyui</text:span></text:p>
            <text:p>3. Нажать кнопку "Сохранить"</text:p>
          </table:table-cell>
          <table:table-cell office:value-type="string" table:style-name="ce124">
            <text:p>Отображается ошибка "Пароли не совпадают" под полем "Подтверждение пароля"</text:p>
            <text:p/>
          </table:table-cell>
          <table:table-cell office:value-type="string" table:style-name="ce126">
            <text:p>Pass</text:p>
          </table:table-cell>
          <table:table-cell office:value-type="string" table:style-name="ce124">
            <text:p>Негативный тестовый сценарий</text:p>
          </table:table-cell>
          <table:table-cell table:number-columns-repeated="17" table:style-name="ce123"/>
          <table:table-cell table:number-columns-repeated="16359"/>
        </table:table-row>
        <table:table-row table:style-name="ro23">
          <table:table-cell office:value-type="string" table:style-name="ce133">
            <text:p>ТК-015</text:p>
          </table:table-cell>
          <table:table-cell office:value-type="string" table:style-name="ce133">
            <text:p>Medium</text:p>
          </table:table-cell>
          <table:table-cell office:value-type="string" table:style-name="ce133">
            <text:p>Проверка восстановления пароля по почте, при использовании нового пароля, идентиченого предыдущему</text:p>
          </table:table-cell>
          <table:table-cell office:value-type="string" table:style-name="ce124">
            <text:p>1. Зарегистрированный в системе пользователь, с валидными данными (email: ; password: 8Qwertyui1!</text:p>
            <text:p>2. Открыта форма для ввода нового пароля</text:p>
          </table:table-cell>
          <table:table-cell office:value-type="string" table:style-name="ce133">
            <text:p>1. В поле для ввода ввести пароль<text:s/><text:span text:style-name="T4">8Qwertyui1!</text:span></text:p>
            <text:p>2. В поле подтверждения пароля ввести<text:s/><text:span text:style-name="T4">8Qwertyui1!</text:span></text:p>
            <text:p>3. Нажать кнопку "Сохранить"</text:p>
          </table:table-cell>
          <table:table-cell office:value-type="string" table:style-name="ce133">
            <text:p>Выводится сообщение на экран "Этот пароль уже использовался, укажите другой пароль"</text:p>
            <text:p/>
          </table:table-cell>
          <table:table-cell office:value-type="string" table:style-name="ce134">
            <text:p>Pass</text:p>
          </table:table-cell>
          <table:table-cell office:value-type="string" table:style-name="ce124">
            <text:p>Негативный тестовый сценарий</text:p>
          </table:table-cell>
          <table:table-cell table:number-columns-repeated="17" table:style-name="ce123"/>
          <table:table-cell table:number-columns-repeated="16359"/>
        </table:table-row>
        <table:table-row table:style-name="ro19">
          <table:table-cell office:value-type="string" table:style-name="ce124">
            <text:p>ТК-016</text:p>
          </table:table-cell>
          <table:table-cell office:value-type="string" table:style-name="ce124">
            <text:p>Medium</text:p>
          </table:table-cell>
          <table:table-cell office:value-type="string" table:style-name="ce124">
            <text:p>Проверка авторизации по неверному номеру телефона</text:p>
          </table:table-cell>
          <table:table-cell office:value-type="string" table:style-name="ce124">
            <text:p>1. Открыта страница авторизации</text:p>
          </table:table-cell>
          <table:table-cell office:value-type="string" table:style-name="ce124">
            <text:p>1. В поле для ввода ввести неавторизованный номер телефона -<text:s/><text:span text:style-name="T4">+79888552798</text:span></text:p>
            <text:p>2. В поле для ввода пароль ввести -<text:s/><text:span text:style-name="T4">%E4PIYUTGRF</text:span></text:p>
            <text:p>3. Нажать на кнопку "Войти"</text:p>
          </table:table-cell>
          <table:table-cell office:value-type="string" table:style-name="ce135">
            <text:p>Отображается ошибка "Неверный логин или пароль" элемент "Забыл пароль" перекрашивается в оранжевый цвет.</text:p>
            <text:p/>
          </table:table-cell>
          <table:table-cell office:value-type="string" table:style-name="ce134">
            <text:p>Pass</text:p>
          </table:table-cell>
          <table:table-cell office:value-type="string" table:style-name="ce124">
            <text:p>Негативный тестовый сценарий</text:p>
          </table:table-cell>
          <table:table-cell table:number-columns-repeated="17" table:style-name="ce123"/>
          <table:table-cell table:number-columns-repeated="16359"/>
        </table:table-row>
        <table:table-row table:style-name="ro19">
          <table:table-cell office:value-type="string" table:style-name="ce124">
            <text:p>ТК-017</text:p>
          </table:table-cell>
          <table:table-cell office:value-type="string" table:style-name="ce124">
            <text:p>Medium</text:p>
          </table:table-cell>
          <table:table-cell office:value-type="string" table:style-name="ce124">
            <text:p>Проверка авторизации при незаполнении полей для ввода (пустые строки)</text:p>
          </table:table-cell>
          <table:table-cell office:value-type="string" table:style-name="ce124">
            <text:p>1. Открыта страница авторизации</text:p>
          </table:table-cell>
          <table:table-cell office:value-type="string" table:style-name="ce124">
            <text:p>1. В поля для ввода не вводить ничего (оставить пустыми)</text:p>
            <text:p>3. Нажать на кнопку "Войти"</text:p>
          </table:table-cell>
          <table:table-cell office:value-type="string" table:style-name="ce135">
            <text:p>Отображается ошибка "введите адрес/логин/номер/Лицевой счет"</text:p>
          </table:table-cell>
          <table:table-cell office:value-type="string" table:style-name="ce134">
            <text:p>Pass</text:p>
          </table:table-cell>
          <table:table-cell office:value-type="string" table:style-name="ce124">
            <text:p>Негативный тестовый сценарий</text:p>
          </table:table-cell>
          <table:table-cell table:number-columns-repeated="17" table:style-name="ce123"/>
          <table:table-cell table:number-columns-repeated="16359"/>
        </table:table-row>
        <table:table-row table:number-rows-repeated="2" table:style-name="ro3">
          <table:table-cell table:number-columns-repeated="5" table:style-name="ce123"/>
          <table:table-cell table:number-columns-repeated="2" table:style-name="ce122"/>
          <table:table-cell table:number-columns-repeated="18" table:style-name="ce123"/>
          <table:table-cell table:number-columns-repeated="16359"/>
        </table:table-row>
        <table:table-row table:number-rows-repeated="2" table:style-name="ro3">
          <table:table-cell table:number-columns-repeated="5" table:style-name="ce123"/>
          <table:table-cell table:style-name="ce136"/>
          <table:table-cell table:style-name="ce122"/>
          <table:table-cell table:number-columns-repeated="18" table:style-name="ce123"/>
          <table:table-cell table:number-columns-repeated="16359"/>
        </table:table-row>
        <table:table-row table:style-name="ro3">
          <table:table-cell table:number-columns-repeated="5" table:style-name="ce123"/>
          <table:table-cell table:number-columns-repeated="2" table:style-name="ce122"/>
          <table:table-cell table:number-columns-repeated="18" table:style-name="ce123"/>
          <table:table-cell table:number-columns-repeated="16359"/>
        </table:table-row>
        <table:table-row table:style-name="ro3">
          <table:table-cell table:number-columns-repeated="5" table:style-name="ce123"/>
          <table:table-cell table:style-name="ce136"/>
          <table:table-cell table:style-name="ce122"/>
          <table:table-cell table:number-columns-repeated="18" table:style-name="ce123"/>
          <table:table-cell table:number-columns-repeated="16359"/>
        </table:table-row>
        <table:table-row table:style-name="ro3">
          <table:table-cell table:number-columns-repeated="2" table:style-name="ce123"/>
          <table:table-cell table:style-name="ce30"/>
          <table:table-cell table:number-columns-repeated="2" table:style-name="ce123"/>
          <table:table-cell table:style-name="ce136"/>
          <table:table-cell table:style-name="ce122"/>
          <table:table-cell table:number-columns-repeated="18" table:style-name="ce123"/>
          <table:table-cell table:number-columns-repeated="16359"/>
        </table:table-row>
        <table:table-row table:style-name="ro3">
          <table:table-cell table:number-columns-repeated="5" table:style-name="ce123"/>
          <table:table-cell table:style-name="ce136"/>
          <table:table-cell table:style-name="ce122"/>
          <table:table-cell table:number-columns-repeated="18" table:style-name="ce123"/>
          <table:table-cell table:number-columns-repeated="16359"/>
        </table:table-row>
        <table:table-row table:style-name="ro3">
          <table:table-cell table:number-columns-repeated="5" table:style-name="ce123"/>
          <table:table-cell table:style-name="ce132"/>
          <table:table-cell table:style-name="ce122"/>
          <table:table-cell table:number-columns-repeated="18" table:style-name="ce123"/>
          <table:table-cell table:number-columns-repeated="16359"/>
        </table:table-row>
        <table:table-row table:number-rows-repeated="2" table:style-name="ro3">
          <table:table-cell table:number-columns-repeated="5" table:style-name="ce123"/>
          <table:table-cell table:style-name="ce136"/>
          <table:table-cell table:style-name="ce122"/>
          <table:table-cell table:number-columns-repeated="18" table:style-name="ce123"/>
          <table:table-cell table:number-columns-repeated="16359"/>
        </table:table-row>
        <table:table-row table:style-name="ro3">
          <table:table-cell table:number-columns-repeated="5" table:style-name="ce123"/>
          <table:table-cell table:style-name="ce122"/>
          <table:table-cell table:style-name="ce137"/>
          <table:table-cell table:number-columns-repeated="2" table:style-name="ce138"/>
          <table:table-cell table:number-columns-repeated="16" table:style-name="ce123"/>
          <table:table-cell table:number-columns-repeated="16359"/>
        </table:table-row>
        <table:table-row table:style-name="ro3">
          <table:table-cell table:number-columns-repeated="5" table:style-name="ce123"/>
          <table:table-cell table:style-name="ce136"/>
          <table:table-cell table:style-name="ce122"/>
          <table:table-cell table:number-columns-repeated="2" table:style-name="ce138"/>
          <table:table-cell table:number-columns-repeated="16" table:style-name="ce123"/>
          <table:table-cell table:number-columns-repeated="16359"/>
        </table:table-row>
        <table:table-row table:style-name="ro3">
          <table:table-cell table:number-columns-repeated="5" table:style-name="ce123"/>
          <table:table-cell table:style-name="ce122"/>
          <table:table-cell table:style-name="ce137"/>
          <table:table-cell table:number-columns-repeated="2" table:style-name="ce138"/>
          <table:table-cell table:number-columns-repeated="16" table:style-name="ce123"/>
          <table:table-cell table:number-columns-repeated="16359"/>
        </table:table-row>
        <table:table-row table:style-name="ro3">
          <table:table-cell table:number-columns-repeated="6" table:style-name="ce123"/>
          <table:table-cell table:number-columns-repeated="3" table:style-name="ce138"/>
          <table:table-cell table:number-columns-repeated="16" table:style-name="ce123"/>
          <table:table-cell table:number-columns-repeated="16359"/>
        </table:table-row>
        <table:table-row table:number-rows-repeated="961" table:style-name="ro3">
          <table:table-cell table:number-columns-repeated="25" table:style-name="ce123"/>
          <table:table-cell table:number-columns-repeated="16359"/>
        </table:table-row>
        <table:table-row table:number-rows-repeated="1047582" table:style-name="ro16">
          <table:table-cell table:number-columns-repeated="16384"/>
        </table:table-row>
      </table:table>
      <table:table table:name="Баги" table:style-name="ta1">
        <table:table-column table:style-name="co22" table:default-cell-style-name="ce1"/>
        <table:table-column table:style-name="co23" table:default-cell-style-name="ce1"/>
        <table:table-column table:style-name="co7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4" table:number-columns-repeated="1015" table:default-cell-style-name="ce1"/>
        <table:table-column table:style-name="co13" table:number-columns-repeated="15360" table:default-cell-style-name="ce1"/>
        <table:table-row table:style-name="ro25">
          <table:table-cell office:value-type="string" table:style-name="ce4">
            <text:p>Номер</text:p>
          </table:table-cell>
          <table:table-cell office:value-type="string" table:style-name="ce4">
            <text:p>Название</text:p>
          </table:table-cell>
          <table:table-cell office:value-type="string" table:style-name="ce4">
            <text:p>Приоритет</text:p>
          </table:table-cell>
          <table:table-cell office:value-type="string" table:style-name="ce4">
            <text:p>Предусловия</text:p>
          </table:table-cell>
          <table:table-cell office:value-type="string" table:style-name="ce4">
            <text:p>Шаги</text:p>
          </table:table-cell>
          <table:table-cell office:value-type="string" table:style-name="ce4">
            <text:p>Результат</text:p>
          </table:table-cell>
          <table:table-cell office:value-type="string" table:style-name="ce4">
            <text:p>Окружение</text:p>
          </table:table-cell>
          <table:table-cell office:value-type="string" table:style-name="ce4">
            <text:p>Скриншот</text:p>
          </table:table-cell>
          <table:table-cell office:value-type="string" table:style-name="ce4">
            <text:p>Комментарии</text:p>
          </table:table-cell>
          <table:table-cell table:number-columns-repeated="19" table:style-name="ce3"/>
          <table:table-cell table:number-columns-repeated="16356"/>
        </table:table-row>
        <table:table-row table:style-name="ro26">
          <table:table-cell office:value-type="string" table:style-name="ce2">
            <text:p>BR-1</text:p>
          </table:table-cell>
          <table:table-cell office:value-type="string" table:style-name="ce2">
            <text:p>В разделе "Стандартная авторизация по логину и паролю" Пункт 2 перепутаны право и лево.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1. Открыть раздел "Стандартная авторизация по логину и паролю" брифа</text:p>
            <text:p>2. Открыть страницу "Авторизации" в браузере</text:p>
          </table:table-cell>
          <table:table-cell office:value-type="string" table:style-name="ce2">
            <text:p>1. Произвести сравнение текста брифа: раздел "Стандартная авторизация по логину и паролю", пункт 2 и страницы "Авторизация" сайта Ростелеком</text:p>
          </table:table-cell>
          <table:table-cell office:value-type="string" table:style-name="ce2">
            <text:p><text:span text:style-name="T2">Ожидаемый результат</text:span>: В левой части страницы авторизации в браузере отображается:</text:p>
            <text:p>Меню выбора типа аутентификации</text:p>
            <text:p>Таб выбора аутентификации по номеру, "Номер"</text:p>
            <text:p>Таб выбора аутентификации по логину и паролю, "Почта"</text:p>
            <text:p>Таб выбора аутентификации по почте и паролю, "Логин"</text:p>
            <text:p>Таб выбора аутентификации по лицевому счету и паролю, “Лицевой счет”</text:p>
            <text:p>Форма ввода "Номер" или "Логин" или "Почта" или “Лицевой счет” (По умолчанию выбрана форма авторизации по телефону)</text:p>
            <text:p>Форма ввода "Пароль"</text:p>
            <text:p/>
            <text:p/>
            <text:p><text:span text:style-name="T2">Фактический результат</text:span>: В левой части страницы авторизации в браузере отображается: Продуктовый слоган ЛК "Ростелеком ID".</text:p>
            <text:p>Вспомогательная информация для клиента.</text:p>
            <text:p/>
          </table:table-cell>
          <table:table-cell office:value-type="string" table:number-columns-spanned="1" table:number-rows-spanned="3" table:style-name="ce139">
            <text:p>Microsoft Edge версия 107.0.1418.42 (64 бит) +Windows 10 про 64 бит(1920х1200)</text:p>
          </table:table-cell>
          <table:table-cell office:value-type="string" table:style-name="ce140">
            <text:p><text:a xlink:href="https://drive.google.com/file/d/1fo3xbWLfE1DlorAQvp8K93-fVpUQEif1/view?usp=drive_link">Страница авторизации Бриф</text:a></text:p>
          </table:table-cell>
          <table:table-cell table:style-name="ce5"/>
          <table:table-cell table:number-columns-repeated="19" table:style-name="ce3"/>
          <table:table-cell table:number-columns-repeated="16356"/>
        </table:table-row>
        <table:table-row table:style-name="ro27">
          <table:table-cell office:value-type="string" table:style-name="ce2">
            <text:p>BR-2</text:p>
          </table:table-cell>
          <table:table-cell office:value-type="string" table:style-name="ce2">
            <text:p>В разделе "Стандартная авторизация по логину и паролю" Пункт 3 перепутаны право и лево.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1. Открыть раздел "Стандартная авторизация по логину и паролю" брифа</text:p>
            <text:p>2. Открыть страницу "Авторизации" в браузере</text:p>
          </table:table-cell>
          <table:table-cell office:value-type="string" table:style-name="ce2">
            <text:p>1. Произвести сравнение текста брифа: <text:s/>раздел "Стандартная авторизация по логину и паролю", пункт 3 и страницы "Авторизация" сайта Ростелеком</text:p>
          </table:table-cell>
          <table:table-cell office:value-type="string" table:style-name="ce6">
            <text:p><text:span text:style-name="T2">Ожидаемый результат:</text:span><text:s/>В правой части страницы авторизации в браузере отображается: Продуктовый слоган ЛК "Ростелеком ID".</text:p>
            <text:p>Вспомогательная информация для клиента.</text:p>
            <text:p/>
            <text:p><text:span text:style-name="T2">Фактический результат:</text:span><text:s/>В правой части страницы авторизации в браузере отображается: Меню выбора типа аутентификации Таб выбора аутентификации по номеру, "Номер" Таб выбора аутентификации по логину и паролю, "Почта" Таб выбора аутентификации по почте и паролю, "Логин" Таб выбора аутентификации по лицевому счету и паролю, “Лицевой счет” Форма ввода "Номер" или "Логин" или "Почта" или “Лицевой счет” (По умолчанию выбрана форма авторизации по телефону) Форма ввода "Пароль"</text:p>
          </table:table-cell>
          <table:covered-table-cell/>
          <table:table-cell office:value-type="string" table:style-name="ce140">
            <text:p><text:a xlink:href="https://drive.google.com/file/d/1fo3xbWLfE1DlorAQvp8K93-fVpUQEif1/view?usp=drive_link">Страница авторизации Бриф</text:a></text:p>
          </table:table-cell>
          <table:table-cell table:style-name="ce7"/>
          <table:table-cell table:style-name="ce8"/>
          <table:table-cell table:number-columns-repeated="2" table:style-name="ce9"/>
          <table:table-cell table:number-columns-repeated="16" table:style-name="ce3"/>
          <table:table-cell table:number-columns-repeated="16356"/>
        </table:table-row>
        <table:table-row table:style-name="ro28">
          <table:table-cell office:value-type="string" table:style-name="ce10">
            <text:p>BR-3</text:p>
          </table:table-cell>
          <table:table-cell office:value-type="string" table:style-name="ce10">
            <text:p>В автотестах при автоматическом переключении табов при вводе номера лицевого счета, номер лицевого счета воспринимается, как номер телефона</text:p>
          </table:table-cell>
          <table:table-cell office:value-type="string" table:style-name="ce2">
            <text:p>medium</text:p>
          </table:table-cell>
          <table:table-cell office:value-type="string" table:style-name="ce10">
            <text:p>1. Установить в PyCharm следущие библиотеки:</text:p>
            <text:p>requests, python-dotenv, pytest, selenium, faker</text:p>
            <text:p>2. Импортировать себе проект из GitHub</text:p>
          </table:table-cell>
          <table:table-cell office:value-type="string" table:style-name="ce10">
            <text:p>1. Запустить test_auth_page_positive</text:p>
          </table:table-cell>
          <table:table-cell office:value-type="string" table:style-name="ce10">
            <text:p>Ожидаемый результат: Происходит автоматическое переключение табов</text:p>
            <text:p>Фактический результат: Автоматического переключения табов не происходит, отбрасывается последняя пара цифр и вместо номера лицевого счета зассчитывается, как номер телефона.</text:p>
          </table:table-cell>
          <table:covered-table-cell/>
          <table:table-cell table:style-name="ce11"/>
          <table:table-cell office:value-type="string" table:style-name="ce12">
            <text:p>в тесте по автоматическому переключению табов используется реальный номер лицевого счета, правильного формата (уже закрыт), в проверках ручных тестов проходит все ОК, в автоматическом режиме переключения не происходит!!! Вместо этого откидывается последняя пара цифр, и перекидывается на номер телефона)</text:p>
          </table:table-cell>
          <table:table-cell table:number-columns-repeated="19" table:style-name="ce3"/>
          <table:table-cell table:number-columns-repeated="16356"/>
        </table:table-row>
        <table:table-row table:style-name="ro6">
          <table:table-cell table:number-columns-repeated="2" table:style-name="ce13"/>
          <table:table-cell table:style-name="ce14"/>
          <table:table-cell table:number-columns-repeated="3" table:style-name="ce13"/>
          <table:table-cell table:style-name="ce15"/>
          <table:table-cell table:style-name="ce16"/>
          <table:table-cell table:style-name="ce13"/>
          <table:table-cell table:number-columns-repeated="19" table:style-name="ce3"/>
          <table:table-cell table:number-columns-repeated="16356"/>
        </table:table-row>
        <table:table-row table:number-rows-repeated="7" table:style-name="ro6">
          <table:table-cell table:number-columns-repeated="2" table:style-name="ce17"/>
          <table:table-cell table:style-name="ce18"/>
          <table:table-cell table:number-columns-repeated="3" table:style-name="ce17"/>
          <table:table-cell table:style-name="ce19"/>
          <table:table-cell table:number-columns-repeated="2" table:style-name="ce17"/>
          <table:table-cell table:number-columns-repeated="19" table:style-name="ce3"/>
          <table:table-cell table:number-columns-repeated="16356"/>
        </table:table-row>
        <table:table-row table:number-rows-repeated="2" table:style-name="ro6">
          <table:table-cell table:style-name="ce17"/>
          <table:table-cell table:style-name="ce20"/>
          <table:table-cell table:style-name="ce18"/>
          <table:table-cell table:number-columns-repeated="3" table:style-name="ce17"/>
          <table:table-cell table:style-name="ce19"/>
          <table:table-cell table:number-columns-repeated="2" table:style-name="ce17"/>
          <table:table-cell table:number-columns-repeated="19" table:style-name="ce3"/>
          <table:table-cell table:number-columns-repeated="16356"/>
        </table:table-row>
        <table:table-row table:style-name="ro6">
          <table:table-cell table:number-columns-repeated="2" table:style-name="ce17"/>
          <table:table-cell table:style-name="ce18"/>
          <table:table-cell table:style-name="ce17"/>
          <table:table-cell table:style-name="ce21"/>
          <table:table-cell table:style-name="ce17"/>
          <table:table-cell table:style-name="ce19"/>
          <table:table-cell table:number-columns-repeated="2" table:style-name="ce17"/>
          <table:table-cell table:number-columns-repeated="19" table:style-name="ce3"/>
          <table:table-cell table:number-columns-repeated="16356"/>
        </table:table-row>
        <table:table-row table:number-rows-repeated="2" table:style-name="ro6">
          <table:table-cell table:number-columns-repeated="2" table:style-name="ce17"/>
          <table:table-cell table:style-name="ce18"/>
          <table:table-cell table:number-columns-repeated="3" table:style-name="ce17"/>
          <table:table-cell table:style-name="ce19"/>
          <table:table-cell table:number-columns-repeated="2" table:style-name="ce17"/>
          <table:table-cell table:number-columns-repeated="19" table:style-name="ce3"/>
          <table:table-cell table:number-columns-repeated="16356"/>
        </table:table-row>
        <table:table-row table:style-name="ro3">
          <table:table-cell table:number-columns-repeated="2" table:style-name="ce3"/>
          <table:table-cell table:style-name="ce22"/>
          <table:table-cell table:number-columns-repeated="3" table:style-name="ce3"/>
          <table:table-cell table:number-columns-repeated="3" table:style-name="ce23"/>
          <table:table-cell table:number-columns-repeated="19" table:style-name="ce3"/>
          <table:table-cell table:number-columns-repeated="16356"/>
        </table:table-row>
        <table:table-row table:number-rows-repeated="982" table:style-name="ro29">
          <table:table-cell table:number-columns-repeated="28" table:style-name="ce3"/>
          <table:table-cell table:number-columns-repeated="16356"/>
        </table:table-row>
        <table:table-row table:number-rows-repeated="1047576" table:style-name="ro1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Times New Roman" svg:font-family="&quot;Times New Roman&quot;"/>
    <style:font-face style:name="Roboto" svg:font-family="Roboto"/>
    <style:font-face style:name="&quot;Google Sans&quot;" svg:font-family="&quot;&quot;Google Sans&quot;&quot;"/>
    <style:font-face style:name="&quot;Times New Roman&quot;" svg:font-family="&quot;&quot;Times New Roman&quot;&quot;"/>
    <style:font-face style:name="Aptos" svg:font-family="Apto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nk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Jewgeni Martaler</meta:initial-creator>
    <dc:creator>Jewgeni Martaler</dc:creator>
    <meta:creation-date>2023-09-09T09:42:03Z</meta:creation-date>
    <dc:date>2023-09-09T09:42:03Z</dc:date>
    <meta:editing-duration>PT0S</meta:editing-duration>
  </office:meta>
</office:document-meta>
</file>